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D000002341149933A5D1FCEAA.jpg" manifest:media-type="image/jpeg"/>
  <manifest:file-entry manifest:full-path="Pictures/1000000000000390000001F35F65F7B6B672DCA7.jpg" manifest:media-type="image/jpeg"/>
  <manifest:file-entry manifest:full-path="Pictures/1000000000000400000002E700BEC2F1B114D65E.jpg" manifest:media-type="image/jpeg"/>
  <manifest:file-entry manifest:full-path="Pictures/10000000000003CD00000234BFE2F7A9D619F23A.jpg" manifest:media-type="image/jpeg"/>
  <manifest:file-entry manifest:full-path="Pictures/1000000000000368000001DEEFC426227C65BE6C.png" manifest:media-type="image/png"/>
  <manifest:file-entry manifest:full-path="Pictures/1000000000000400000002E7A65848721B523411.jpg" manifest:media-type="image/jpeg"/>
  <manifest:file-entry manifest:full-path="Pictures/10000000000003DB000001DE5DAB5C2C262089EF.png" manifest:media-type="image/png"/>
  <manifest:file-entry manifest:full-path="Pictures/1000000000000400000002E73067B2DF7EEE0632.jpg" manifest:media-type="image/jpeg"/>
  <manifest:file-entry manifest:full-path="Pictures/1000000000000369000001DE25AA0319E691D7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91cm, 2.302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46cm, 2.26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1cm, 1.667cm, 2.24cm, 1.8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42cm, 1.697cm, 2.359cm, 1.802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13cm, 1.291cm, 2.245cm, 1.701cm)" draw:image-opacity="100%" style:mirror="none"/>
    </style:style>
    <style:style style:name="gr7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8" style:family="graphic" style:parent-style-name="objectwithoutfill">
      <style:graphic-properties svg:stroke-width="0.106cm" svg:stroke-color="#66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006699" draw:textarea-horizontal-align="justify" draw:textarea-vertical-align="middle" draw:auto-grow-height="false" fo:min-height="1.8cm" fo:min-width="1.1cm"/>
    </style:style>
    <style:style style:name="gr10" style:family="graphic" style:parent-style-name="standard">
      <style:graphic-properties draw:stroke="none" draw:fill-color="#006699" draw:textarea-horizontal-align="justify" draw:textarea-vertical-align="middle" draw:auto-grow-height="false" fo:min-height="2.4cm" fo:min-width="1.45cm"/>
    </style:style>
    <style:style style:name="gr11" style:family="graphic" style:parent-style-name="standard">
      <style:graphic-properties draw:stroke="none" draw:fill-color="#006699" draw:textarea-horizontal-align="justify" draw:textarea-vertical-align="middle" draw:auto-grow-height="false" fo:min-height="0.639cm" fo:min-width="6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1.8cm" fo:min-width="1.1cm"/>
    </style:style>
    <style:style style:name="gr13" style:family="graphic" style:parent-style-name="standard">
      <style:graphic-properties draw:stroke="none" draw:fill-color="#ffff00" draw:textarea-horizontal-align="justify" draw:textarea-vertical-align="middle" draw:auto-grow-height="false" fo:min-height="2.4cm" fo:min-width="1.45cm"/>
    </style:style>
    <style:style style:name="gr14" style:family="graphic" style:parent-style-name="standard">
      <style:graphic-properties draw:stroke="none" draw:fill-color="#ffff00" draw:textarea-horizontal-align="justify" draw:textarea-vertical-align="middle" draw:auto-grow-height="false" fo:min-height="0.639cm" fo:min-width="6cm"/>
    </style:style>
    <style:style style:name="gr15" style:family="graphic" style:parent-style-name="standard">
      <style:graphic-properties draw:stroke="none" draw:fill-color="#00cc00" draw:textarea-horizontal-align="justify" draw:textarea-vertical-align="middle" draw:auto-grow-height="false" fo:min-height="1.8cm" fo:min-width="1.1cm"/>
    </style:style>
    <style:style style:name="gr16" style:family="graphic" style:parent-style-name="standard">
      <style:graphic-properties draw:stroke="none" draw:fill-color="#00cc00" draw:textarea-horizontal-align="justify" draw:textarea-vertical-align="middle" draw:auto-grow-height="false" fo:min-height="2.4cm" fo:min-width="1.45cm"/>
    </style:style>
    <style:style style:name="gr17" style:family="graphic" style:parent-style-name="standard">
      <style:graphic-properties draw:stroke="none" draw:fill-color="#00cc00" draw:textarea-horizontal-align="justify" draw:textarea-vertical-align="middle" draw:auto-grow-height="false" fo:min-height="0.639cm" fo:min-width="6cm"/>
    </style:style>
    <style:style style:name="gr18" style:family="graphic" style:parent-style-name="standard">
      <style:graphic-properties draw:stroke="none" draw:fill-color="#9900ff" draw:textarea-horizontal-align="justify" draw:textarea-vertical-align="middle" draw:auto-grow-height="false" fo:min-height="1.8cm" fo:min-width="1.1cm"/>
    </style:style>
    <style:style style:name="gr19" style:family="graphic" style:parent-style-name="standard">
      <style:graphic-properties draw:stroke="none" draw:fill-color="#9900ff" draw:textarea-horizontal-align="justify" draw:textarea-vertical-align="middle" draw:auto-grow-height="false" fo:min-height="2.4cm" fo:min-width="1.45cm"/>
    </style:style>
    <style:style style:name="gr20" style:family="graphic" style:parent-style-name="standard">
      <style:graphic-properties draw:stroke="none" draw:fill-color="#9900ff" draw:textarea-horizontal-align="justify" draw:textarea-vertical-align="middle" draw:auto-grow-height="false" fo:min-height="0.639cm" fo:min-width="6cm"/>
    </style:style>
    <style:style style:name="gr21" style:family="graphic" style:parent-style-name="objectwithoutfill">
      <style:graphic-properties svg:stroke-width="0.212cm" svg:stroke-color="#00cc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2" style:family="graphic" style:parent-style-name="objectwithoutfill">
      <style:graphic-properties svg:stroke-width="0.212cm" svg:stroke-color="#00cc00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3" style:family="graphic" style:parent-style-name="objectwithoutfill">
      <style:graphic-properties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objectwithoutfill">
      <style:graphic-properties svg:stroke-width="0.212cm" svg:stroke-color="#66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6" style:family="graphic" style:parent-style-name="objectwithoutfill">
      <style:graphic-properties svg:stroke-width="0.212cm" svg:stroke-color="#66ff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7" style:family="graphic" style:parent-style-name="objectwithoutfill">
      <style:graphic-properties svg:stroke-width="0.212cm" svg:stroke-color="#9900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9900ff" draw:marker-start-width="0.517cm" draw:marker-end-width="0.517cm" draw:fill="none" draw:textarea-vertical-align="middle" fo:padding-top="0.23cm" fo:padding-bottom="0.23cm" fo:padding-left="0.355cm" fo:padding-right="0.355cm"/>
    </style:style>
    <style:style style:name="gr29" style:family="graphic" style:parent-style-name="objectwithoutfill">
      <style:graphic-properties svg:stroke-width="0.106cm" svg:stroke-color="#ff00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 style:list-style-name="L1">
      <style:graphic-properties draw:stroke="solid" svg:stroke-width="0.212cm" svg:stroke-color="#ff3333" draw:marker-start="" draw:marker-start-width="0.517cm" draw:marker-start-center="false" draw:marker-end="" draw:marker-end-width="0.517cm" draw:marker-end-center="false" draw:fill="none" draw:fill-color="#729fcf" draw:textarea-horizontal-align="justify" draw:textarea-vertical-align="middle" fo:padding-top="0.23cm" fo:padding-bottom="0.23cm" fo:padding-left="0.355cm" fo:padding-right="0.35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106cm" svg:stroke-color="#ff00cc" draw:marker-start="" draw:marker-start-width="0.359cm" draw:marker-start-center="false" draw:marker-end="" draw:marker-end-width="0.359cm" draw:marker-end-center="false" draw:fill="none" draw:fill-color="#729fcf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54" style:family="graphic" style:parent-style-name="objectwithoutfill">
      <style:graphic-properties draw:stroke="dash" draw:stroke-dash="Dashed_20__28_var_29_"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standard">
      <style:graphic-properties draw:stroke="none" draw:fill-color="#009900" draw:textarea-horizontal-align="justify" draw:textarea-vertical-align="middle" draw:auto-grow-height="false" fo:min-height="1.8cm" fo:min-width="1.1cm"/>
    </style:style>
    <style:style style:name="gr56" style:family="graphic" style:parent-style-name="standard">
      <style:graphic-properties draw:stroke="none" draw:fill-color="#009900" draw:textarea-horizontal-align="justify" draw:textarea-vertical-align="middle" draw:auto-grow-height="false" fo:min-height="2.4cm" fo:min-width="1.45cm"/>
    </style:style>
    <style:style style:name="gr57" style:family="graphic" style:parent-style-name="standard">
      <style:graphic-properties draw:stroke="none" draw:fill-color="#009900" draw:textarea-horizontal-align="justify" draw:textarea-vertical-align="middle" draw:auto-grow-height="false" fo:min-height="0.639cm" fo:min-width="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cc00"/>
      <style:paragraph-properties fo:text-align="center"/>
    </style:style>
    <style:style style:name="P6" style:family="paragraph">
      <loext:graphic-properties draw:fill-color="#9900ff"/>
      <style:paragraph-properties fo:text-align="cente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0099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IMG_L9" svg:width="54.8cm" svg:height="30cm" svg:x="2cm" svg:y="2cm">
          <draw:image xlink:href="Pictures/10000000000003CD000002341149933A5D1FCEAA.jpg" xlink:type="simple" xlink:show="embed" xlink:actuate="onLoad">
            <text:p/>
          </draw:image>
        </draw:frame>
        <draw:frame draw:style-name="gr2" draw:text-style-name="P1" draw:layer="IMG_L5" svg:width="54.75cm" svg:height="30cm" svg:x="2cm" svg:y="2cm">
          <draw:image xlink:href="Pictures/10000000000003CD00000234BFE2F7A9D619F23A.jpg" xlink:type="simple" xlink:show="embed" xlink:actuate="onLoad">
            <text:p/>
          </draw:image>
        </draw:frame>
        <draw:frame draw:style-name="gr3" draw:text-style-name="P2" draw:layer="IMG_G" svg:width="61.95cm" svg:height="30cm" svg:x="2cm" svg:y="2cm">
          <draw:image xlink:href="Pictures/10000000000003DB000001DE5DAB5C2C262089EF.png" xlink:type="simple" xlink:show="embed" xlink:actuate="onLoad">
            <text:p/>
          </draw:image>
        </draw:frame>
        <draw:frame draw:style-name="gr4" draw:text-style-name="P2" draw:layer="IMG_L8" svg:width="55.7cm" svg:height="31.3cm" svg:x="1.55cm" svg:y="1.5cm">
          <draw:image xlink:href="Pictures/1000000000000400000002E700BEC2F1B114D65E.jpg" xlink:type="simple" xlink:show="embed" xlink:actuate="onLoad">
            <text:p/>
          </draw:image>
        </draw:frame>
        <draw:frame draw:style-name="gr5" draw:text-style-name="P2" draw:layer="IMG_L7" svg:width="55.84cm" svg:height="31.05cm" svg:x="1.31cm" svg:y="1.4cm">
          <draw:image xlink:href="Pictures/1000000000000400000002E7A65848721B523411.jpg" xlink:type="simple" xlink:show="embed" xlink:actuate="onLoad">
            <text:p/>
          </draw:image>
        </draw:frame>
        <draw:frame draw:style-name="gr6" draw:text-style-name="P2" draw:layer="IMG_L6" svg:width="57cm" svg:height="31.85cm" svg:x="1.1cm" svg:y="0.85cm">
          <draw:image xlink:href="Pictures/1000000000000400000002E73067B2DF7EEE0632.jpg" xlink:type="simple" xlink:show="embed" xlink:actuate="onLoad">
            <text:p/>
          </draw:image>
        </draw:frame>
        <draw:frame draw:style-name="gr3" draw:text-style-name="P2" draw:layer="IMG_L4" svg:width="54.73cm" svg:height="30cm" svg:x="2cm" svg:y="2cm">
          <draw:image xlink:href="Pictures/1000000000000368000001DEEFC426227C65BE6C.png" xlink:type="simple" xlink:show="embed" xlink:actuate="onLoad">
            <text:p/>
          </draw:image>
        </draw:frame>
        <draw:frame draw:style-name="gr3" draw:text-style-name="P2" draw:layer="IMG_L3" svg:width="54.79cm" svg:height="30cm" svg:x="2cm" svg:y="2cm">
          <draw:image xlink:href="Pictures/1000000000000369000001DE25AA0319E691D7BC.png" xlink:type="simple" xlink:show="embed" xlink:actuate="onLoad">
            <text:p/>
          </draw:image>
        </draw:frame>
        <draw:frame draw:style-name="gr3" draw:text-style-name="P2" draw:layer="IMG_L2" svg:width="54.84cm" svg:height="30cm" svg:x="2cm" svg:y="2cm">
          <draw:image xlink:href="Pictures/1000000000000390000001F35F65F7B6B672DCA7.jpg" xlink:type="simple" xlink:show="embed" xlink:actuate="onLoad">
            <text:p/>
          </draw:image>
        </draw:frame>
        <draw:line draw:style-name="gr7" draw:text-style-name="P2" draw:layer="Wall_2" svg:x1="2.125cm" svg:y1="31.85cm" svg:x2="2.125cm" svg:y2="2.1cm">
          <text:p/>
        </draw:line>
        <draw:line draw:style-name="gr7" draw:text-style-name="P2" draw:layer="Wall_2" svg:x1="24.501cm" svg:y1="2.1cm" svg:x2="37.45cm" svg:y2="2.1cm">
          <text:p/>
        </draw:line>
        <draw:line draw:style-name="gr7" draw:text-style-name="P2" draw:layer="Wall_2" svg:x1="51.7cm" svg:y1="2.1cm" svg:x2="56.65cm" svg:y2="31.85cm">
          <text:p/>
        </draw:line>
        <draw:line draw:style-name="gr7" draw:text-style-name="P2" draw:layer="Wall_2" svg:x1="51.7cm" svg:y1="2.1cm" svg:x2="37.45cm" svg:y2="2.1cm">
          <text:p/>
        </draw:line>
        <draw:line draw:style-name="gr7" draw:text-style-name="P2" draw:layer="Wall_2" svg:x1="24.501cm" svg:y1="2.1cm" svg:x2="2.126cm" svg:y2="2.1cm">
          <text:p/>
        </draw:line>
        <draw:line draw:style-name="gr7" draw:text-style-name="P2" draw:layer="Wall_2" svg:x1="2.125cm" svg:y1="31.85cm" svg:x2="56.65cm" svg:y2="31.85cm">
          <text:p/>
        </draw:line>
        <draw:line draw:style-name="gr7" draw:text-style-name="P2" draw:layer="Wall_2" svg:x1="6.85cm" svg:y1="25.95cm" svg:x2="55.7cm" svg:y2="25.95cm">
          <text:p/>
        </draw:line>
        <draw:line draw:style-name="gr7" draw:text-style-name="P2" draw:layer="Wall_2" svg:x1="6.85cm" svg:y1="31.85cm" svg:x2="6.85cm" svg:y2="25.95cm">
          <text:p/>
        </draw:line>
        <draw:line draw:style-name="gr7" draw:text-style-name="P2" draw:layer="Wall_2" svg:x1="18.1cm" svg:y1="31.85cm" svg:x2="18.1cm" svg:y2="25.95cm">
          <text:p/>
        </draw:line>
        <draw:line draw:style-name="gr7" draw:text-style-name="P2" draw:layer="Wall_2" svg:x1="25.7cm" svg:y1="31.85cm" svg:x2="25.7cm" svg:y2="25.95cm">
          <text:p/>
        </draw:line>
        <draw:line draw:style-name="gr7" draw:text-style-name="P2" draw:layer="Wall_2" svg:x1="33.15cm" svg:y1="31.85cm" svg:x2="33.15cm" svg:y2="25.95cm">
          <text:p/>
        </draw:line>
        <draw:line draw:style-name="gr7" draw:text-style-name="P2" draw:layer="Wall_2" svg:x1="36.9cm" svg:y1="31.85cm" svg:x2="36.9cm" svg:y2="25.95cm">
          <text:p/>
        </draw:line>
        <draw:line draw:style-name="gr7" draw:text-style-name="P2" draw:layer="Wall_2" svg:x1="42.55cm" svg:y1="31.85cm" svg:x2="42.55cm" svg:y2="25.95cm">
          <text:p/>
        </draw:line>
        <draw:line draw:style-name="gr7" draw:text-style-name="P2" draw:layer="Wall_2" svg:x1="45.2cm" svg:y1="28.9cm" svg:x2="51.1cm" svg:y2="28.9cm">
          <text:p/>
        </draw:line>
        <draw:line draw:style-name="gr7" draw:text-style-name="P2" draw:layer="Wall_2" svg:x1="22.75cm" svg:y1="14.85cm" svg:x2="25.7cm" svg:y2="25.95cm">
          <text:p/>
        </draw:line>
        <draw:line draw:style-name="gr7" draw:text-style-name="P2" draw:layer="Wall_2" svg:x1="24.481cm" svg:y1="2.1cm" svg:x2="28.6cm" svg:y2="17.6cm">
          <text:p/>
        </draw:line>
        <draw:line draw:style-name="gr7" draw:text-style-name="P2" draw:layer="Wall_2" svg:x1="23.25cm" svg:y1="16.76cm" svg:x2="28.05cm" svg:y2="15.485cm">
          <text:p/>
        </draw:line>
        <draw:line draw:style-name="gr7" draw:text-style-name="P2" draw:layer="Wall_2" svg:x1="30.7cm" svg:y1="14.837cm" svg:x2="40.15cm" svg:y2="12.328cm">
          <text:p/>
        </draw:line>
        <draw:line draw:style-name="gr7" draw:text-style-name="P2" draw:layer="Wall_2" svg:x1="30.228cm" svg:y1="13.2cm" svg:x2="30.666cm" svg:y2="14.85cm">
          <text:p/>
        </draw:line>
        <draw:line draw:style-name="gr7" draw:text-style-name="P2" draw:layer="Wall_2" svg:x1="37.557cm" svg:y1="8.45cm" svg:x2="38.25cm" svg:y2="11.059cm">
          <text:p/>
        </draw:line>
        <draw:line draw:style-name="gr7" draw:text-style-name="P2" draw:layer="Wall_2" svg:x1="37.481cm" svg:y1="2.1cm" svg:x2="40.199cm" svg:y2="12.328cm">
          <text:p/>
        </draw:line>
        <draw:line draw:style-name="gr7" draw:text-style-name="P2" draw:layer="Wall_2" svg:x1="36.596cm" svg:y1="6.5cm" svg:x2="37.14cm" svg:y2="8.55cm">
          <text:p/>
        </draw:line>
        <draw:line draw:style-name="gr7" draw:text-style-name="P2" draw:layer="Wall_2" svg:x1="29.178cm" svg:y1="9.25cm" svg:x2="28.993cm" svg:y2="8.55cm">
          <text:p/>
        </draw:line>
        <draw:line draw:style-name="gr7" draw:text-style-name="P2" draw:layer="Wall_2" svg:x1="30.195cm" svg:y1="13.2cm" svg:x2="38.287cm" svg:y2="11.05cm">
          <text:p/>
        </draw:line>
        <draw:line draw:style-name="gr7" draw:text-style-name="P2" draw:layer="Wall_2" svg:x1="37.14cm" svg:y1="8.555cm" svg:x2="39.05cm" svg:y2="8.048cm">
          <text:p/>
        </draw:line>
        <draw:line draw:style-name="gr7" draw:text-style-name="P2" draw:layer="Wall_2" svg:x1="29.2cm" svg:y1="9.264cm" svg:x2="32.2cm" svg:y2="8.469cm">
          <text:p/>
        </draw:line>
        <draw:line draw:style-name="gr7" draw:text-style-name="P2" draw:layer="Wall_2" svg:x1="28.981cm" svg:y1="8.5cm" svg:x2="38.5cm" svg:y2="5.971cm">
          <text:p/>
        </draw:line>
        <draw:line draw:style-name="gr7" draw:text-style-name="P2" draw:layer="Wall_2" svg:x1="32.189cm" svg:y1="8.469cm" svg:x2="31.986cm" svg:y2="7.7cm">
          <text:p/>
        </draw:line>
        <draw:g>
          <draw:line draw:style-name="gr7" draw:text-style-name="P2" draw:layer="Wall_2" svg:x1="19.098cm" svg:y1="16.812cm" svg:x2="20.529cm" svg:y2="22.2cm">
            <text:p/>
          </draw:line>
          <draw:line draw:style-name="gr7" draw:text-style-name="P2" draw:layer="Wall_2" svg:x1="18.35cm" svg:y1="16.971cm" svg:x2="19.806cm" svg:y2="22.45cm">
            <text:p/>
          </draw:line>
          <draw:line draw:style-name="gr7" draw:text-style-name="P2" draw:layer="Wall_2" svg:x1="10.55cm" svg:y1="17.011cm" svg:x2="18.35cm" svg:y2="17.011cm">
            <text:p/>
          </draw:line>
          <draw:line draw:style-name="gr7" draw:text-style-name="P2" draw:layer="Wall_2" svg:x1="18.35cm" svg:y1="17.011cm" svg:x2="19.1cm" svg:y2="16.812cm">
            <text:p/>
          </draw:line>
          <draw:line draw:style-name="gr7" draw:text-style-name="P2" draw:layer="Wall_2" svg:x1="19.806cm" svg:y1="22.4cm" svg:x2="20.558cm" svg:y2="22.2cm">
            <text:p/>
          </draw:line>
          <draw:line draw:style-name="gr7" draw:text-style-name="P2" draw:layer="Wall_2" svg:x1="10.55cm" svg:y1="18.4cm" svg:x2="18.7cm" svg:y2="18.4cm">
            <text:p/>
          </draw:line>
        </draw:g>
        <draw:g>
          <draw:line draw:style-name="gr7" draw:text-style-name="P2" draw:layer="Wall_2" svg:x1="7.352cm" svg:y1="16.812cm" svg:x2="5.921cm" svg:y2="22.2cm">
            <text:p/>
          </draw:line>
          <draw:line draw:style-name="gr7" draw:text-style-name="P2" draw:layer="Wall_2" svg:x1="8.1cm" svg:y1="16.971cm" svg:x2="6.644cm" svg:y2="22.45cm">
            <text:p/>
          </draw:line>
          <draw:line draw:style-name="gr7" draw:text-style-name="P2" draw:layer="Wall_2" svg:x1="15.9cm" svg:y1="17.011cm" svg:x2="8.1cm" svg:y2="17.011cm">
            <text:p/>
          </draw:line>
          <draw:line draw:style-name="gr7" draw:text-style-name="P2" draw:layer="Wall_2" svg:x1="8.1cm" svg:y1="17.011cm" svg:x2="7.35cm" svg:y2="16.812cm">
            <text:p/>
          </draw:line>
          <draw:line draw:style-name="gr7" draw:text-style-name="P2" draw:layer="Wall_2" svg:x1="6.644cm" svg:y1="22.4cm" svg:x2="5.892cm" svg:y2="22.2cm">
            <text:p/>
          </draw:line>
          <draw:line draw:style-name="gr7" draw:text-style-name="P2" draw:layer="Wall_2" svg:x1="15.9cm" svg:y1="18.4cm" svg:x2="7.75cm" svg:y2="18.4cm">
            <text:p/>
          </draw:line>
        </draw:g>
        <draw:g>
          <draw:g>
            <draw:line draw:style-name="gr8" draw:text-style-name="P2" draw:layer="Detail_2" svg:x1="45.35cm" svg:y1="25.95cm" svg:x2="45.35cm" svg:y2="28.9cm">
              <text:p/>
            </draw:line>
            <draw:line draw:style-name="gr8" draw:text-style-name="P2" draw:layer="Detail_2" svg:x1="46.05cm" svg:y1="25.95cm" svg:x2="46.05cm" svg:y2="28.9cm">
              <text:p/>
            </draw:line>
            <draw:line draw:style-name="gr8" draw:text-style-name="P2" draw:layer="Detail_2" svg:x1="46.75cm" svg:y1="25.95cm" svg:x2="46.75cm" svg:y2="28.9cm">
              <text:p/>
            </draw:line>
            <draw:line draw:style-name="gr8" draw:text-style-name="P2" draw:layer="Detail_2" svg:x1="47.45cm" svg:y1="25.95cm" svg:x2="47.45cm" svg:y2="28.9cm">
              <text:p/>
            </draw:line>
            <draw:line draw:style-name="gr8" draw:text-style-name="P2" draw:layer="Detail_2" svg:x1="48.15cm" svg:y1="25.95cm" svg:x2="48.15cm" svg:y2="28.9cm">
              <text:p/>
            </draw:line>
            <draw:line draw:style-name="gr8" draw:text-style-name="P2" draw:layer="Detail_2" svg:x1="48.85cm" svg:y1="25.95cm" svg:x2="48.85cm" svg:y2="28.9cm">
              <text:p/>
            </draw:line>
            <draw:line draw:style-name="gr8" draw:text-style-name="P2" draw:layer="Detail_2" svg:x1="49.55cm" svg:y1="25.95cm" svg:x2="49.55cm" svg:y2="28.9cm">
              <text:p/>
            </draw:line>
            <draw:line draw:style-name="gr8" draw:text-style-name="P2" draw:layer="Detail_2" svg:x1="50.25cm" svg:y1="25.95cm" svg:x2="50.25cm" svg:y2="28.9cm">
              <text:p/>
            </draw:line>
            <draw:line draw:style-name="gr8" draw:text-style-name="P2" draw:layer="Detail_2" svg:x1="50.95cm" svg:y1="25.95cm" svg:x2="50.95cm" svg:y2="28.9cm">
              <text:p/>
            </draw:line>
          </draw:g>
          <draw:g>
            <draw:line draw:style-name="gr8" draw:text-style-name="P2" draw:layer="Detail_2" svg:x1="45.35cm" svg:y1="28.9cm" svg:x2="45.35cm" svg:y2="31.85cm">
              <text:p/>
            </draw:line>
            <draw:line draw:style-name="gr8" draw:text-style-name="P2" draw:layer="Detail_2" svg:x1="46.05cm" svg:y1="28.9cm" svg:x2="46.05cm" svg:y2="31.85cm">
              <text:p/>
            </draw:line>
            <draw:line draw:style-name="gr8" draw:text-style-name="P2" draw:layer="Detail_2" svg:x1="46.75cm" svg:y1="28.9cm" svg:x2="46.75cm" svg:y2="31.85cm">
              <text:p/>
            </draw:line>
            <draw:line draw:style-name="gr8" draw:text-style-name="P2" draw:layer="Detail_2" svg:x1="47.45cm" svg:y1="28.9cm" svg:x2="47.45cm" svg:y2="31.85cm">
              <text:p/>
            </draw:line>
            <draw:line draw:style-name="gr8" draw:text-style-name="P2" draw:layer="Detail_2" svg:x1="48.15cm" svg:y1="28.9cm" svg:x2="48.15cm" svg:y2="31.85cm">
              <text:p/>
            </draw:line>
            <draw:line draw:style-name="gr8" draw:text-style-name="P2" draw:layer="Detail_2" svg:x1="48.85cm" svg:y1="28.9cm" svg:x2="48.85cm" svg:y2="31.85cm">
              <text:p/>
            </draw:line>
            <draw:line draw:style-name="gr8" draw:text-style-name="P2" draw:layer="Detail_2" svg:x1="49.55cm" svg:y1="28.9cm" svg:x2="49.55cm" svg:y2="31.85cm">
              <text:p/>
            </draw:line>
            <draw:line draw:style-name="gr8" draw:text-style-name="P2" draw:layer="Detail_2" svg:x1="50.25cm" svg:y1="28.9cm" svg:x2="50.25cm" svg:y2="31.85cm">
              <text:p/>
            </draw:line>
            <draw:line draw:style-name="gr8" draw:text-style-name="P2" draw:layer="Detail_2" svg:x1="50.95cm" svg:y1="28.9cm" svg:x2="50.95cm" svg:y2="31.85cm">
              <text:p/>
            </draw:line>
          </draw:g>
        </draw:g>
        <draw:line draw:style-name="gr7" draw:text-style-name="P2" draw:layer="Wall_2" svg:x1="9.55cm" svg:y1="28.9cm" svg:x2="15.45cm" svg:y2="28.9cm">
          <text:p/>
        </draw:line>
        <draw:g>
          <draw:g>
            <draw:line draw:style-name="gr8" draw:text-style-name="P2" draw:layer="Detail_2" svg:x1="9.7cm" svg:y1="25.95cm" svg:x2="9.7cm" svg:y2="28.9cm">
              <text:p/>
            </draw:line>
            <draw:line draw:style-name="gr8" draw:text-style-name="P2" draw:layer="Detail_2" svg:x1="10.4cm" svg:y1="25.95cm" svg:x2="10.4cm" svg:y2="28.9cm">
              <text:p/>
            </draw:line>
            <draw:line draw:style-name="gr8" draw:text-style-name="P2" draw:layer="Detail_2" svg:x1="11.1cm" svg:y1="25.95cm" svg:x2="11.1cm" svg:y2="28.9cm">
              <text:p/>
            </draw:line>
            <draw:line draw:style-name="gr8" draw:text-style-name="P2" draw:layer="Detail_2" svg:x1="11.8cm" svg:y1="25.95cm" svg:x2="11.8cm" svg:y2="28.9cm">
              <text:p/>
            </draw:line>
            <draw:line draw:style-name="gr8" draw:text-style-name="P2" draw:layer="Detail_2" svg:x1="12.5cm" svg:y1="25.95cm" svg:x2="12.5cm" svg:y2="28.9cm">
              <text:p/>
            </draw:line>
            <draw:line draw:style-name="gr8" draw:text-style-name="P2" draw:layer="Detail_2" svg:x1="13.2cm" svg:y1="25.95cm" svg:x2="13.2cm" svg:y2="28.9cm">
              <text:p/>
            </draw:line>
            <draw:line draw:style-name="gr8" draw:text-style-name="P2" draw:layer="Detail_2" svg:x1="13.9cm" svg:y1="25.95cm" svg:x2="13.9cm" svg:y2="28.9cm">
              <text:p/>
            </draw:line>
            <draw:line draw:style-name="gr8" draw:text-style-name="P2" draw:layer="Detail_2" svg:x1="14.6cm" svg:y1="25.95cm" svg:x2="14.6cm" svg:y2="28.9cm">
              <text:p/>
            </draw:line>
            <draw:line draw:style-name="gr8" draw:text-style-name="P2" draw:layer="Detail_2" svg:x1="15.3cm" svg:y1="25.95cm" svg:x2="15.3cm" svg:y2="28.9cm">
              <text:p/>
            </draw:line>
          </draw:g>
          <draw:g>
            <draw:line draw:style-name="gr8" draw:text-style-name="P2" draw:layer="Detail_2" svg:x1="9.7cm" svg:y1="28.9cm" svg:x2="9.7cm" svg:y2="31.85cm">
              <text:p/>
            </draw:line>
            <draw:line draw:style-name="gr8" draw:text-style-name="P2" draw:layer="Detail_2" svg:x1="10.4cm" svg:y1="28.9cm" svg:x2="10.4cm" svg:y2="31.85cm">
              <text:p/>
            </draw:line>
            <draw:line draw:style-name="gr8" draw:text-style-name="P2" draw:layer="Detail_2" svg:x1="11.1cm" svg:y1="28.9cm" svg:x2="11.1cm" svg:y2="31.85cm">
              <text:p/>
            </draw:line>
            <draw:line draw:style-name="gr8" draw:text-style-name="P2" draw:layer="Detail_2" svg:x1="11.8cm" svg:y1="28.9cm" svg:x2="11.8cm" svg:y2="31.85cm">
              <text:p/>
            </draw:line>
            <draw:line draw:style-name="gr8" draw:text-style-name="P2" draw:layer="Detail_2" svg:x1="12.5cm" svg:y1="28.9cm" svg:x2="12.5cm" svg:y2="31.85cm">
              <text:p/>
            </draw:line>
            <draw:line draw:style-name="gr8" draw:text-style-name="P2" draw:layer="Detail_2" svg:x1="13.2cm" svg:y1="28.9cm" svg:x2="13.2cm" svg:y2="31.85cm">
              <text:p/>
            </draw:line>
            <draw:line draw:style-name="gr8" draw:text-style-name="P2" draw:layer="Detail_2" svg:x1="13.9cm" svg:y1="28.9cm" svg:x2="13.9cm" svg:y2="31.85cm">
              <text:p/>
            </draw:line>
            <draw:line draw:style-name="gr8" draw:text-style-name="P2" draw:layer="Detail_2" svg:x1="14.6cm" svg:y1="28.9cm" svg:x2="14.6cm" svg:y2="31.85cm">
              <text:p/>
            </draw:line>
            <draw:line draw:style-name="gr8" draw:text-style-name="P2" draw:layer="Detail_2" svg:x1="15.3cm" svg:y1="28.9cm" svg:x2="15.3cm" svg:y2="31.85cm">
              <text:p/>
            </draw:line>
          </draw:g>
        </draw:g>
        <draw:g>
          <draw:custom-shape draw:style-name="gr9" draw:text-style-name="P3" draw:layer="FCU_2" svg:width="1.6cm" svg:height="2.05cm" svg:x="3.05cm" svg:y="13.8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2" svg:width="1.95cm" svg:height="2.65cm" svg:x="5.05cm" svg:y="13.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2" svg:width="6.5cm" svg:height="0.889cm" svg:x="3.05cm" svg:y="14.4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FCU_2" svg:width="1.6cm" svg:height="2.05cm" svg:x="20.1cm" svg:y="1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2" svg:width="1.95cm" svg:height="2.65cm" svg:x="17.75cm" svg:y="1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2" svg:width="6.5cm" svg:height="0.889cm" svg:x="15.2cm" svg:y="14.4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2" svg:width="1.6cm" svg:height="2.05cm" svg:x="43.4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2" svg:width="1.95cm" svg:height="2.65cm" svg:x="41.05cm" svg:y="21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2" svg:width="6.5cm" svg:height="0.889cm" svg:x="38.5cm" svg:y="22.3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2" svg:width="1.6cm" svg:height="2.05cm" svg:x="47cm" svg:y="11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2" svg:width="1.95cm" svg:height="2.65cm" svg:x="44.65cm" svg:y="11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2" svg:width="6.5cm" svg:height="0.889cm" svg:x="42.1cm" svg:y="12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1" draw:text-style-name="P2" draw:layer="Wall_3" svg:x1="51.7cm" svg:y1="2.1cm" svg:x2="2.126cm" svg:y2="2.1cm">
          <text:p/>
        </draw:line>
        <draw:line draw:style-name="gr21" draw:text-style-name="P2" draw:layer="Wall_3" svg:x1="2.125cm" svg:y1="2.1cm" svg:x2="2.125cm" svg:y2="31.85cm">
          <text:p/>
        </draw:line>
        <draw:line draw:style-name="gr21" draw:text-style-name="P2" draw:layer="Wall_3" svg:x1="56.65cm" svg:y1="31.85cm" svg:x2="2.126cm" svg:y2="31.85cm">
          <text:p/>
        </draw:line>
        <draw:line draw:style-name="gr21" draw:text-style-name="P2" draw:layer="Wall_3" svg:x1="5.75cm" svg:y1="17.1cm" svg:x2="2.126cm" svg:y2="17.1cm">
          <text:p/>
        </draw:line>
        <draw:line draw:style-name="gr21" draw:text-style-name="P2" draw:layer="Wall_3" svg:x1="51.7cm" svg:y1="2.1cm" svg:x2="56.65cm" svg:y2="31.85cm">
          <text:p/>
        </draw:line>
        <draw:line draw:style-name="gr21" draw:text-style-name="P2" draw:layer="Wall_3" svg:x1="55.65cm" svg:y1="25.95cm" svg:x2="6.85cm" svg:y2="25.95cm">
          <text:p/>
        </draw:line>
        <draw:line draw:style-name="gr21" draw:text-style-name="P2" draw:layer="Wall_3" svg:x1="6.85cm" svg:y1="31.85cm" svg:x2="6.85cm" svg:y2="25.95cm">
          <text:p/>
        </draw:line>
        <draw:line draw:style-name="gr21" draw:text-style-name="P2" draw:layer="Wall_3" svg:x1="18.1cm" svg:y1="31.85cm" svg:x2="18.1cm" svg:y2="25.95cm">
          <text:p/>
        </draw:line>
        <draw:line draw:style-name="gr21" draw:text-style-name="P2" draw:layer="Wall_3" svg:x1="25.7cm" svg:y1="31.85cm" svg:x2="25.7cm" svg:y2="25.95cm">
          <text:p/>
        </draw:line>
        <draw:line draw:style-name="gr21" draw:text-style-name="P2" draw:layer="Wall_3" svg:x1="33.15cm" svg:y1="31.85cm" svg:x2="33.15cm" svg:y2="25.95cm">
          <text:p/>
        </draw:line>
        <draw:line draw:style-name="gr21" draw:text-style-name="P2" draw:layer="Wall_3" svg:x1="36.9cm" svg:y1="31.85cm" svg:x2="36.9cm" svg:y2="25.95cm">
          <text:p/>
        </draw:line>
        <draw:line draw:style-name="gr21" draw:text-style-name="P2" draw:layer="Wall_3" svg:x1="42.55cm" svg:y1="31.85cm" svg:x2="42.55cm" svg:y2="25.95cm">
          <text:p/>
        </draw:line>
        <draw:line draw:style-name="gr21" draw:text-style-name="P2" draw:layer="Wall_3" svg:x1="7.352cm" svg:y1="19.9cm" svg:x2="6.75cm" svg:y2="19.9cm">
          <text:p/>
        </draw:line>
        <draw:line draw:style-name="gr21" draw:text-style-name="P2" draw:layer="Wall_3" svg:x1="28.2cm" svg:y1="2.1cm" svg:x2="24.1cm" svg:y2="19.9cm">
          <text:p/>
        </draw:line>
        <draw:line draw:style-name="gr21" draw:text-style-name="P2" draw:layer="Wall_3" svg:x1="25.85cm" svg:y1="16.4cm" svg:x2="25.076cm" svg:y2="15.7cm">
          <text:p/>
        </draw:line>
        <draw:path draw:style-name="gr21" draw:text-style-name="P2" draw:layer="Wall_3" svg:width="10.98cm" svg:height="12.645cm" draw:transform="rotate (0.85573493225282) translate (7.352cm 19.9cm)" svg:viewBox="0 0 10981 12646" svg:d="M0 0c8691 4900 10981 12646 10981 12646">
          <text:p/>
        </draw:path>
        <draw:path draw:style-name="gr21" draw:text-style-name="P2" draw:layer="Wall_3" svg:width="13.866cm" svg:height="15.968cm" draw:transform="rotate (2.28585772133697) translate (37.9922789247453cm 28.6705378664611cm)" svg:viewBox="0 0 13867 15969" svg:d="M13867 0c-10181 4403-13867 15969-13867 15969">
          <text:p/>
        </draw:path>
        <draw:line draw:style-name="gr21" draw:text-style-name="P2" draw:layer="Wall_3" svg:x1="53.2cm" svg:y1="16.4cm" svg:x2="53.974cm" svg:y2="15.7cm">
          <text:p/>
        </draw:line>
        <draw:line draw:style-name="gr22" draw:text-style-name="P2" draw:layer="Wall_3" svg:x1="45.25cm" svg:y1="28.9cm" svg:x2="51.15cm" svg:y2="28.9cm">
          <text:p/>
        </draw:line>
        <draw:line draw:style-name="gr22" draw:text-style-name="P2" draw:layer="Wall_3" svg:x1="9.6cm" svg:y1="28.9cm" svg:x2="15.5cm" svg:y2="28.9cm">
          <text:p/>
        </draw:line>
        <draw:g>
          <draw:g>
            <draw:g>
              <draw:line draw:style-name="gr23" draw:text-style-name="P2" draw:layer="Detail_3" svg:x1="45.4cm" svg:y1="25.95cm" svg:x2="45.4cm" svg:y2="28.9cm">
                <text:p/>
              </draw:line>
              <draw:line draw:style-name="gr23" draw:text-style-name="P2" draw:layer="Detail_3" svg:x1="46.1cm" svg:y1="25.95cm" svg:x2="46.1cm" svg:y2="28.9cm">
                <text:p/>
              </draw:line>
              <draw:line draw:style-name="gr23" draw:text-style-name="P2" draw:layer="Detail_3" svg:x1="46.8cm" svg:y1="25.95cm" svg:x2="46.8cm" svg:y2="28.9cm">
                <text:p/>
              </draw:line>
              <draw:line draw:style-name="gr23" draw:text-style-name="P2" draw:layer="Detail_3" svg:x1="47.5cm" svg:y1="25.95cm" svg:x2="47.5cm" svg:y2="28.9cm">
                <text:p/>
              </draw:line>
              <draw:line draw:style-name="gr23" draw:text-style-name="P2" draw:layer="Detail_3" svg:x1="48.2cm" svg:y1="25.95cm" svg:x2="48.2cm" svg:y2="28.9cm">
                <text:p/>
              </draw:line>
              <draw:line draw:style-name="gr23" draw:text-style-name="P2" draw:layer="Detail_3" svg:x1="48.9cm" svg:y1="25.95cm" svg:x2="48.9cm" svg:y2="28.9cm">
                <text:p/>
              </draw:line>
              <draw:line draw:style-name="gr23" draw:text-style-name="P2" draw:layer="Detail_3" svg:x1="49.6cm" svg:y1="25.95cm" svg:x2="49.6cm" svg:y2="28.9cm">
                <text:p/>
              </draw:line>
              <draw:line draw:style-name="gr23" draw:text-style-name="P2" draw:layer="Detail_3" svg:x1="50.3cm" svg:y1="25.95cm" svg:x2="50.3cm" svg:y2="28.9cm">
                <text:p/>
              </draw:line>
              <draw:line draw:style-name="gr23" draw:text-style-name="P2" draw:layer="Detail_3" svg:x1="51cm" svg:y1="25.95cm" svg:x2="51cm" svg:y2="28.9cm">
                <text:p/>
              </draw:line>
            </draw:g>
            <draw:g>
              <draw:line draw:style-name="gr23" draw:text-style-name="P2" draw:layer="Detail_3" svg:x1="45.4cm" svg:y1="28.9cm" svg:x2="45.4cm" svg:y2="31.85cm">
                <text:p/>
              </draw:line>
              <draw:line draw:style-name="gr23" draw:text-style-name="P2" draw:layer="Detail_3" svg:x1="46.1cm" svg:y1="28.9cm" svg:x2="46.1cm" svg:y2="31.85cm">
                <text:p/>
              </draw:line>
              <draw:line draw:style-name="gr23" draw:text-style-name="P2" draw:layer="Detail_3" svg:x1="46.8cm" svg:y1="28.9cm" svg:x2="46.8cm" svg:y2="31.85cm">
                <text:p/>
              </draw:line>
              <draw:line draw:style-name="gr23" draw:text-style-name="P2" draw:layer="Detail_3" svg:x1="47.5cm" svg:y1="28.9cm" svg:x2="47.5cm" svg:y2="31.85cm">
                <text:p/>
              </draw:line>
              <draw:line draw:style-name="gr23" draw:text-style-name="P2" draw:layer="Detail_3" svg:x1="48.2cm" svg:y1="28.9cm" svg:x2="48.2cm" svg:y2="31.85cm">
                <text:p/>
              </draw:line>
              <draw:line draw:style-name="gr23" draw:text-style-name="P2" draw:layer="Detail_3" svg:x1="48.9cm" svg:y1="28.9cm" svg:x2="48.9cm" svg:y2="31.85cm">
                <text:p/>
              </draw:line>
              <draw:line draw:style-name="gr23" draw:text-style-name="P2" draw:layer="Detail_3" svg:x1="49.6cm" svg:y1="28.9cm" svg:x2="49.6cm" svg:y2="31.85cm">
                <text:p/>
              </draw:line>
              <draw:line draw:style-name="gr23" draw:text-style-name="P2" draw:layer="Detail_3" svg:x1="50.3cm" svg:y1="28.9cm" svg:x2="50.3cm" svg:y2="31.85cm">
                <text:p/>
              </draw:line>
              <draw:line draw:style-name="gr23" draw:text-style-name="P2" draw:layer="Detail_3" svg:x1="51cm" svg:y1="28.9cm" svg:x2="51cm" svg:y2="31.85cm">
                <text:p/>
              </draw:line>
            </draw:g>
          </draw:g>
          <draw:g>
            <draw:g>
              <draw:line draw:style-name="gr23" draw:text-style-name="P2" draw:layer="Detail_3" svg:x1="9.75cm" svg:y1="25.95cm" svg:x2="9.75cm" svg:y2="28.9cm">
                <text:p/>
              </draw:line>
              <draw:line draw:style-name="gr23" draw:text-style-name="P2" draw:layer="Detail_3" svg:x1="10.45cm" svg:y1="25.95cm" svg:x2="10.45cm" svg:y2="28.9cm">
                <text:p/>
              </draw:line>
              <draw:line draw:style-name="gr23" draw:text-style-name="P2" draw:layer="Detail_3" svg:x1="11.15cm" svg:y1="25.95cm" svg:x2="11.15cm" svg:y2="28.9cm">
                <text:p/>
              </draw:line>
              <draw:line draw:style-name="gr23" draw:text-style-name="P2" draw:layer="Detail_3" svg:x1="11.85cm" svg:y1="25.95cm" svg:x2="11.85cm" svg:y2="28.9cm">
                <text:p/>
              </draw:line>
              <draw:line draw:style-name="gr23" draw:text-style-name="P2" draw:layer="Detail_3" svg:x1="12.55cm" svg:y1="25.95cm" svg:x2="12.55cm" svg:y2="28.9cm">
                <text:p/>
              </draw:line>
              <draw:line draw:style-name="gr23" draw:text-style-name="P2" draw:layer="Detail_3" svg:x1="13.25cm" svg:y1="25.95cm" svg:x2="13.25cm" svg:y2="28.9cm">
                <text:p/>
              </draw:line>
              <draw:line draw:style-name="gr23" draw:text-style-name="P2" draw:layer="Detail_3" svg:x1="13.95cm" svg:y1="25.95cm" svg:x2="13.95cm" svg:y2="28.9cm">
                <text:p/>
              </draw:line>
              <draw:line draw:style-name="gr23" draw:text-style-name="P2" draw:layer="Detail_3" svg:x1="14.65cm" svg:y1="25.95cm" svg:x2="14.65cm" svg:y2="28.9cm">
                <text:p/>
              </draw:line>
              <draw:line draw:style-name="gr23" draw:text-style-name="P2" draw:layer="Detail_3" svg:x1="15.35cm" svg:y1="25.95cm" svg:x2="15.35cm" svg:y2="28.9cm">
                <text:p/>
              </draw:line>
            </draw:g>
            <draw:g>
              <draw:line draw:style-name="gr23" draw:text-style-name="P2" draw:layer="Detail_3" svg:x1="9.75cm" svg:y1="28.9cm" svg:x2="9.75cm" svg:y2="31.85cm">
                <text:p/>
              </draw:line>
              <draw:line draw:style-name="gr23" draw:text-style-name="P2" draw:layer="Detail_3" svg:x1="10.45cm" svg:y1="28.9cm" svg:x2="10.45cm" svg:y2="31.85cm">
                <text:p/>
              </draw:line>
              <draw:line draw:style-name="gr23" draw:text-style-name="P2" draw:layer="Detail_3" svg:x1="11.15cm" svg:y1="28.9cm" svg:x2="11.15cm" svg:y2="31.85cm">
                <text:p/>
              </draw:line>
              <draw:line draw:style-name="gr23" draw:text-style-name="P2" draw:layer="Detail_3" svg:x1="11.85cm" svg:y1="28.9cm" svg:x2="11.85cm" svg:y2="31.85cm">
                <text:p/>
              </draw:line>
              <draw:line draw:style-name="gr23" draw:text-style-name="P2" draw:layer="Detail_3" svg:x1="12.55cm" svg:y1="28.9cm" svg:x2="12.55cm" svg:y2="31.85cm">
                <text:p/>
              </draw:line>
              <draw:line draw:style-name="gr23" draw:text-style-name="P2" draw:layer="Detail_3" svg:x1="13.25cm" svg:y1="28.9cm" svg:x2="13.25cm" svg:y2="31.85cm">
                <text:p/>
              </draw:line>
              <draw:line draw:style-name="gr23" draw:text-style-name="P2" draw:layer="Detail_3" svg:x1="13.95cm" svg:y1="28.9cm" svg:x2="13.95cm" svg:y2="31.85cm">
                <text:p/>
              </draw:line>
              <draw:line draw:style-name="gr23" draw:text-style-name="P2" draw:layer="Detail_3" svg:x1="14.65cm" svg:y1="28.9cm" svg:x2="14.65cm" svg:y2="31.85cm">
                <text:p/>
              </draw:line>
              <draw:line draw:style-name="gr23" draw:text-style-name="P2" draw:layer="Detail_3" svg:x1="15.35cm" svg:y1="28.9cm" svg:x2="15.35cm" svg:y2="31.85cm">
                <text:p/>
              </draw:line>
            </draw:g>
          </draw:g>
        </draw:g>
        <draw:g>
          <draw:custom-shape draw:style-name="gr9" draw:text-style-name="P3" draw:layer="FCU_3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3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3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FCU_3" svg:width="1.6cm" svg:height="2.05cm" svg:x="21.3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3" svg:width="1.95cm" svg:height="2.65cm" svg:x="18.95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3" svg:width="6.5cm" svg:height="0.889cm" svg:x="16.4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3" svg:width="1.6cm" svg:height="2.05cm" svg:x="45.5cm" svg:y="8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3" svg:width="1.95cm" svg:height="2.65cm" svg:x="43.15cm" svg:y="7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3" svg:width="6.5cm" svg:height="0.889cm" svg:x="40.6cm" svg:y="8.8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3" svg:width="1.6cm" svg:height="2.05cm" svg:x="35.9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3" svg:width="1.95cm" svg:height="2.65cm" svg:x="33.6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3" svg:width="6.5cm" svg:height="0.889cm" svg:x="31.0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4" svg:x1="2.125cm" svg:y1="2.1cm" svg:x2="2.125cm" svg:y2="31.85cm">
          <text:p/>
        </draw:line>
        <draw:line draw:style-name="gr24" draw:text-style-name="P2" draw:layer="Wall_4" svg:x1="56.65cm" svg:y1="31.85cm" svg:x2="2.126cm" svg:y2="31.85cm">
          <text:p/>
        </draw:line>
        <draw:line draw:style-name="gr24" draw:text-style-name="P2" draw:layer="Wall_4" svg:x1="56.65cm" svg:y1="31.85cm" svg:x2="51.7cm" svg:y2="2.1cm">
          <text:p/>
        </draw:line>
        <draw:line draw:style-name="gr24" draw:text-style-name="P2" draw:layer="Wall_4" svg:x1="55.65cm" svg:y1="25.95cm" svg:x2="6.85cm" svg:y2="25.95cm">
          <text:p/>
        </draw:line>
        <draw:line draw:style-name="gr24" draw:text-style-name="P2" draw:layer="Wall_4" svg:x1="6.85cm" svg:y1="25.95cm" svg:x2="6.85cm" svg:y2="31.85cm">
          <text:p/>
        </draw:line>
        <draw:line draw:style-name="gr24" draw:text-style-name="P2" draw:layer="Wall_4" svg:x1="51.7cm" svg:y1="2.1cm" svg:x2="2.126cm" svg:y2="2.1cm">
          <text:p/>
        </draw:line>
        <draw:line draw:style-name="gr24" draw:text-style-name="P2" draw:layer="Wall_4" svg:x1="18.1cm" svg:y1="25.95cm" svg:x2="18.1cm" svg:y2="31.85cm">
          <text:p/>
        </draw:line>
        <draw:line draw:style-name="gr24" draw:text-style-name="P2" draw:layer="Wall_4" svg:x1="25.7cm" svg:y1="25.95cm" svg:x2="25.7cm" svg:y2="31.85cm">
          <text:p/>
        </draw:line>
        <draw:line draw:style-name="gr24" draw:text-style-name="P2" draw:layer="Wall_4" svg:x1="33.15cm" svg:y1="25.95cm" svg:x2="33.15cm" svg:y2="31.85cm">
          <text:p/>
        </draw:line>
        <draw:line draw:style-name="gr24" draw:text-style-name="P2" draw:layer="Wall_4" svg:x1="36.9cm" svg:y1="25.95cm" svg:x2="36.9cm" svg:y2="31.85cm">
          <text:p/>
        </draw:line>
        <draw:line draw:style-name="gr24" draw:text-style-name="P2" draw:layer="Wall_4" svg:x1="2.126cm" svg:y1="18.2cm" svg:x2="5.501cm" svg:y2="18.2cm">
          <text:p/>
        </draw:line>
        <draw:line draw:style-name="gr24" draw:text-style-name="P2" draw:layer="Wall_4" svg:x1="6.1cm" svg:y1="18.843cm" svg:x2="5.501cm" svg:y2="18.2cm">
          <text:p/>
        </draw:line>
        <draw:line draw:style-name="gr24" draw:text-style-name="P2" draw:layer="Wall_4" svg:x1="8.201cm" svg:y1="21.1cm" svg:x2="7.6cm" svg:y2="20.455cm">
          <text:p/>
        </draw:line>
        <draw:line draw:style-name="gr24" draw:text-style-name="P2" draw:layer="Wall_4" svg:x1="11.5cm" svg:y1="2.1cm" svg:x2="11.501cm" svg:y2="18.05cm">
          <text:p/>
        </draw:line>
        <draw:line draw:style-name="gr24" draw:text-style-name="P2" draw:layer="Wall_4" svg:x1="19.35cm" svg:y1="21.6cm" svg:x2="11.502cm" svg:y2="18.05cm">
          <text:p/>
        </draw:line>
        <draw:line draw:style-name="gr24" draw:text-style-name="P2" draw:layer="Wall_4" svg:x1="8.204cm" svg:y1="21.1cm" svg:x2="11.503cm" svg:y2="18.05cm">
          <text:p/>
        </draw:line>
        <draw:line draw:style-name="gr24" draw:text-style-name="P2" draw:layer="Wall_4" svg:x1="19.349cm" svg:y1="21.6cm" svg:x2="19.619cm" svg:y2="21cm">
          <text:p/>
        </draw:line>
        <draw:line draw:style-name="gr24" draw:text-style-name="P2" draw:layer="Wall_4" svg:x1="20.951cm" svg:y1="2.1cm" svg:x2="20.952cm" svg:y2="18.05cm">
          <text:p/>
        </draw:line>
        <draw:line draw:style-name="gr24" draw:text-style-name="P2" draw:layer="Wall_4" svg:x1="20.951cm" svg:y1="18.05cm" svg:x2="21.9cm" svg:y2="18.05cm">
          <text:p/>
        </draw:line>
        <draw:line draw:style-name="gr24" draw:text-style-name="P2" draw:layer="Wall_4" svg:x1="20.57cm" svg:y1="18.9cm" svg:x2="20.953cm" svg:y2="18.05cm">
          <text:p/>
        </draw:line>
        <draw:line draw:style-name="gr24" draw:text-style-name="P2" draw:layer="Wall_4" svg:x1="41.099cm" svg:y1="2.1cm" svg:x2="44.106cm" svg:y2="18.3cm">
          <text:p/>
        </draw:line>
        <draw:line draw:style-name="gr24" draw:text-style-name="P2" draw:layer="Wall_4" svg:x1="44.7cm" svg:y1="21.495cm" svg:x2="54.6cm" svg:y2="19.65cm">
          <text:p/>
        </draw:line>
        <draw:line draw:style-name="gr24" draw:text-style-name="P2" draw:layer="Wall_4" svg:x1="44.7cm" svg:y1="21.495cm" svg:x2="44.55cm" svg:y2="20.687cm">
          <text:p/>
        </draw:line>
        <draw:line draw:style-name="gr24" draw:text-style-name="P2" draw:layer="Wall_4" svg:x1="41.3cm" svg:y1="17.6cm" svg:x2="43.7cm" svg:y2="16.25cm">
          <text:p/>
        </draw:line>
        <draw:line draw:style-name="gr24" draw:text-style-name="P2" draw:layer="Wall_4" svg:x1="42.55cm" svg:y1="25.95cm" svg:x2="42.55cm" svg:y2="31.85cm">
          <text:p/>
        </draw:line>
        <draw:path draw:style-name="gr24" draw:text-style-name="P2" draw:layer="Wall_4" svg:width="12.952cm" svg:height="6.404cm" draw:transform="rotate (-2.68239652739009) translate (38.85cm 18.7cm)" svg:viewBox="0 0 12953 6405" svg:d="M0 0c8947 631 12953 6405 12953 6405">
          <text:p/>
        </draw:path>
        <draw:line draw:style-name="gr7" draw:text-style-name="P2" draw:layer="Wall_4" svg:x1="45.25cm" svg:y1="28.9cm" svg:x2="51.15cm" svg:y2="28.9cm">
          <text:p/>
        </draw:line>
        <draw:line draw:style-name="gr7" draw:text-style-name="P2" draw:layer="Wall_4" svg:x1="9.6cm" svg:y1="28.9cm" svg:x2="15.5cm" svg:y2="28.9cm">
          <text:p/>
        </draw:line>
        <draw:g>
          <draw:g>
            <draw:g>
              <draw:line draw:style-name="gr23" draw:text-style-name="P2" draw:layer="Detail_4" svg:x1="45.35cm" svg:y1="25.95cm" svg:x2="45.35cm" svg:y2="28.9cm">
                <text:p/>
              </draw:line>
              <draw:line draw:style-name="gr23" draw:text-style-name="P2" draw:layer="Detail_4" svg:x1="46.05cm" svg:y1="25.95cm" svg:x2="46.05cm" svg:y2="28.9cm">
                <text:p/>
              </draw:line>
              <draw:line draw:style-name="gr23" draw:text-style-name="P2" draw:layer="Detail_4" svg:x1="46.75cm" svg:y1="25.95cm" svg:x2="46.75cm" svg:y2="28.9cm">
                <text:p/>
              </draw:line>
              <draw:line draw:style-name="gr23" draw:text-style-name="P2" draw:layer="Detail_4" svg:x1="47.45cm" svg:y1="25.95cm" svg:x2="47.45cm" svg:y2="28.9cm">
                <text:p/>
              </draw:line>
              <draw:line draw:style-name="gr23" draw:text-style-name="P2" draw:layer="Detail_4" svg:x1="48.15cm" svg:y1="25.95cm" svg:x2="48.15cm" svg:y2="28.9cm">
                <text:p/>
              </draw:line>
              <draw:line draw:style-name="gr23" draw:text-style-name="P2" draw:layer="Detail_4" svg:x1="48.85cm" svg:y1="25.95cm" svg:x2="48.85cm" svg:y2="28.9cm">
                <text:p/>
              </draw:line>
              <draw:line draw:style-name="gr23" draw:text-style-name="P2" draw:layer="Detail_4" svg:x1="49.55cm" svg:y1="25.95cm" svg:x2="49.55cm" svg:y2="28.9cm">
                <text:p/>
              </draw:line>
              <draw:line draw:style-name="gr23" draw:text-style-name="P2" draw:layer="Detail_4" svg:x1="50.25cm" svg:y1="25.95cm" svg:x2="50.25cm" svg:y2="28.9cm">
                <text:p/>
              </draw:line>
              <draw:line draw:style-name="gr23" draw:text-style-name="P2" draw:layer="Detail_4" svg:x1="50.95cm" svg:y1="25.95cm" svg:x2="50.95cm" svg:y2="28.9cm">
                <text:p/>
              </draw:line>
            </draw:g>
            <draw:g>
              <draw:line draw:style-name="gr23" draw:text-style-name="P2" draw:layer="Detail_4" svg:x1="45.35cm" svg:y1="28.9cm" svg:x2="45.35cm" svg:y2="31.85cm">
                <text:p/>
              </draw:line>
              <draw:line draw:style-name="gr23" draw:text-style-name="P2" draw:layer="Detail_4" svg:x1="46.05cm" svg:y1="28.9cm" svg:x2="46.05cm" svg:y2="31.85cm">
                <text:p/>
              </draw:line>
              <draw:line draw:style-name="gr23" draw:text-style-name="P2" draw:layer="Detail_4" svg:x1="46.75cm" svg:y1="28.9cm" svg:x2="46.75cm" svg:y2="31.85cm">
                <text:p/>
              </draw:line>
              <draw:line draw:style-name="gr23" draw:text-style-name="P2" draw:layer="Detail_4" svg:x1="47.45cm" svg:y1="28.9cm" svg:x2="47.45cm" svg:y2="31.85cm">
                <text:p/>
              </draw:line>
              <draw:line draw:style-name="gr23" draw:text-style-name="P2" draw:layer="Detail_4" svg:x1="48.15cm" svg:y1="28.9cm" svg:x2="48.15cm" svg:y2="31.85cm">
                <text:p/>
              </draw:line>
              <draw:line draw:style-name="gr23" draw:text-style-name="P2" draw:layer="Detail_4" svg:x1="48.85cm" svg:y1="28.9cm" svg:x2="48.85cm" svg:y2="31.85cm">
                <text:p/>
              </draw:line>
              <draw:line draw:style-name="gr23" draw:text-style-name="P2" draw:layer="Detail_4" svg:x1="49.55cm" svg:y1="28.9cm" svg:x2="49.55cm" svg:y2="31.85cm">
                <text:p/>
              </draw:line>
              <draw:line draw:style-name="gr23" draw:text-style-name="P2" draw:layer="Detail_4" svg:x1="50.25cm" svg:y1="28.9cm" svg:x2="50.25cm" svg:y2="31.85cm">
                <text:p/>
              </draw:line>
              <draw:line draw:style-name="gr23" draw:text-style-name="P2" draw:layer="Detail_4" svg:x1="50.95cm" svg:y1="28.9cm" svg:x2="50.95cm" svg:y2="31.85cm">
                <text:p/>
              </draw:line>
            </draw:g>
          </draw:g>
          <draw:g>
            <draw:g>
              <draw:line draw:style-name="gr23" draw:text-style-name="P2" draw:layer="Detail_4" svg:x1="9.7cm" svg:y1="25.95cm" svg:x2="9.7cm" svg:y2="28.9cm">
                <text:p/>
              </draw:line>
              <draw:line draw:style-name="gr23" draw:text-style-name="P2" draw:layer="Detail_4" svg:x1="10.4cm" svg:y1="25.95cm" svg:x2="10.4cm" svg:y2="28.9cm">
                <text:p/>
              </draw:line>
              <draw:line draw:style-name="gr23" draw:text-style-name="P2" draw:layer="Detail_4" svg:x1="11.1cm" svg:y1="25.95cm" svg:x2="11.1cm" svg:y2="28.9cm">
                <text:p/>
              </draw:line>
              <draw:line draw:style-name="gr23" draw:text-style-name="P2" draw:layer="Detail_4" svg:x1="11.8cm" svg:y1="25.95cm" svg:x2="11.8cm" svg:y2="28.9cm">
                <text:p/>
              </draw:line>
              <draw:line draw:style-name="gr23" draw:text-style-name="P2" draw:layer="Detail_4" svg:x1="12.5cm" svg:y1="25.95cm" svg:x2="12.5cm" svg:y2="28.9cm">
                <text:p/>
              </draw:line>
              <draw:line draw:style-name="gr23" draw:text-style-name="P2" draw:layer="Detail_4" svg:x1="13.2cm" svg:y1="25.95cm" svg:x2="13.2cm" svg:y2="28.9cm">
                <text:p/>
              </draw:line>
              <draw:line draw:style-name="gr23" draw:text-style-name="P2" draw:layer="Detail_4" svg:x1="13.9cm" svg:y1="25.95cm" svg:x2="13.9cm" svg:y2="28.9cm">
                <text:p/>
              </draw:line>
              <draw:line draw:style-name="gr23" draw:text-style-name="P2" draw:layer="Detail_4" svg:x1="14.6cm" svg:y1="25.95cm" svg:x2="14.6cm" svg:y2="28.9cm">
                <text:p/>
              </draw:line>
              <draw:line draw:style-name="gr23" draw:text-style-name="P2" draw:layer="Detail_4" svg:x1="15.3cm" svg:y1="25.95cm" svg:x2="15.3cm" svg:y2="28.9cm">
                <text:p/>
              </draw:line>
            </draw:g>
            <draw:g>
              <draw:line draw:style-name="gr23" draw:text-style-name="P2" draw:layer="Detail_4" svg:x1="9.7cm" svg:y1="28.9cm" svg:x2="9.7cm" svg:y2="31.85cm">
                <text:p/>
              </draw:line>
              <draw:line draw:style-name="gr23" draw:text-style-name="P2" draw:layer="Detail_4" svg:x1="10.4cm" svg:y1="28.9cm" svg:x2="10.4cm" svg:y2="31.85cm">
                <text:p/>
              </draw:line>
              <draw:line draw:style-name="gr23" draw:text-style-name="P2" draw:layer="Detail_4" svg:x1="11.1cm" svg:y1="28.9cm" svg:x2="11.1cm" svg:y2="31.85cm">
                <text:p/>
              </draw:line>
              <draw:line draw:style-name="gr23" draw:text-style-name="P2" draw:layer="Detail_4" svg:x1="11.8cm" svg:y1="28.9cm" svg:x2="11.8cm" svg:y2="31.85cm">
                <text:p/>
              </draw:line>
              <draw:line draw:style-name="gr23" draw:text-style-name="P2" draw:layer="Detail_4" svg:x1="12.5cm" svg:y1="28.9cm" svg:x2="12.5cm" svg:y2="31.85cm">
                <text:p/>
              </draw:line>
              <draw:line draw:style-name="gr23" draw:text-style-name="P2" draw:layer="Detail_4" svg:x1="13.2cm" svg:y1="28.9cm" svg:x2="13.2cm" svg:y2="31.85cm">
                <text:p/>
              </draw:line>
              <draw:line draw:style-name="gr23" draw:text-style-name="P2" draw:layer="Detail_4" svg:x1="13.9cm" svg:y1="28.9cm" svg:x2="13.9cm" svg:y2="31.85cm">
                <text:p/>
              </draw:line>
              <draw:line draw:style-name="gr23" draw:text-style-name="P2" draw:layer="Detail_4" svg:x1="14.6cm" svg:y1="28.9cm" svg:x2="14.6cm" svg:y2="31.85cm">
                <text:p/>
              </draw:line>
              <draw:line draw:style-name="gr23" draw:text-style-name="P2" draw:layer="Detail_4" svg:x1="15.3cm" svg:y1="28.9cm" svg:x2="15.3cm" svg:y2="31.85cm">
                <text:p/>
              </draw:line>
            </draw:g>
          </draw:g>
        </draw:g>
        <draw:g>
          <draw:custom-shape draw:style-name="gr9" draw:text-style-name="P3" draw:layer="FCU_4" svg:width="1.6cm" svg:height="2.05cm" svg:x="3.3cm" svg:y="14.0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FCU_4" svg:width="1.95cm" svg:height="2.65cm" svg:x="5.3cm" svg:y="13.7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FCU_4" svg:width="6.5cm" svg:height="0.889cm" svg:x="3.3cm" svg:y="14.6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4" draw:layer="FCU_4" svg:width="1.6cm" svg:height="2.05cm" svg:x="17.65cm" svg:y="1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4" svg:width="1.95cm" svg:height="2.65cm" svg:x="15.3cm" svg:y="1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4" svg:width="6.5cm" svg:height="0.889cm" svg:x="12.75cm" svg:y="14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4" svg:width="1.6cm" svg:height="2.05cm" svg:x="32.2cm" svg:y="14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4" svg:width="1.95cm" svg:height="2.65cm" svg:x="29.85cm" svg:y="14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4" svg:width="6.5cm" svg:height="0.889cm" svg:x="27.3cm" svg:y="15.1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4" svg:width="1.6cm" svg:height="2.05cm" svg:x="49.006cm" svg:y="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4" svg:width="1.95cm" svg:height="2.65cm" svg:x="46.656cm" svg:y="6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4" svg:width="6.5cm" svg:height="0.889cm" svg:x="44.106cm" svg:y="7.5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5" draw:text-style-name="P2" draw:layer="Wall_6" svg:x1="2.125cm" svg:y1="2.1cm" svg:x2="2.125cm" svg:y2="31.85cm">
          <text:p/>
        </draw:line>
        <draw:line draw:style-name="gr25" draw:text-style-name="P2" draw:layer="Wall_6" svg:x1="56.65cm" svg:y1="31.85cm" svg:x2="2.126cm" svg:y2="31.85cm">
          <text:p/>
        </draw:line>
        <draw:line draw:style-name="gr25" draw:text-style-name="P2" draw:layer="Wall_6" svg:x1="56.65cm" svg:y1="31.85cm" svg:x2="51.7cm" svg:y2="2.1cm">
          <text:p/>
        </draw:line>
        <draw:line draw:style-name="gr25" draw:text-style-name="P2" draw:layer="Wall_6" svg:x1="55.65cm" svg:y1="25.95cm" svg:x2="6.85cm" svg:y2="25.95cm">
          <text:p/>
        </draw:line>
        <draw:line draw:style-name="gr25" draw:text-style-name="P2" draw:layer="Wall_6" svg:x1="6.85cm" svg:y1="17.1cm" svg:x2="6.85cm" svg:y2="31.85cm">
          <text:p/>
        </draw:line>
        <draw:line draw:style-name="gr25" draw:text-style-name="P2" draw:layer="Wall_6" svg:x1="51.7cm" svg:y1="2.1cm" svg:x2="2.126cm" svg:y2="2.1cm">
          <text:p/>
        </draw:line>
        <draw:line draw:style-name="gr25" draw:text-style-name="P2" draw:layer="Wall_6" svg:x1="18.1cm" svg:y1="25.95cm" svg:x2="18.1cm" svg:y2="31.85cm">
          <text:p/>
        </draw:line>
        <draw:line draw:style-name="gr25" draw:text-style-name="P2" draw:layer="Wall_6" svg:x1="25.7cm" svg:y1="25.95cm" svg:x2="25.7cm" svg:y2="31.85cm">
          <text:p/>
        </draw:line>
        <draw:line draw:style-name="gr25" draw:text-style-name="P2" draw:layer="Wall_6" svg:x1="33.15cm" svg:y1="25.95cm" svg:x2="33.15cm" svg:y2="31.85cm">
          <text:p/>
        </draw:line>
        <draw:line draw:style-name="gr25" draw:text-style-name="P2" draw:layer="Wall_6" svg:x1="36.9cm" svg:y1="25.95cm" svg:x2="36.9cm" svg:y2="31.85cm">
          <text:p/>
        </draw:line>
        <draw:line draw:style-name="gr25" draw:text-style-name="P2" draw:layer="Wall_6" svg:x1="2.126cm" svg:y1="17.1cm" svg:x2="15.75cm" svg:y2="17.1cm">
          <text:p/>
        </draw:line>
        <draw:line draw:style-name="gr25" draw:text-style-name="P2" draw:layer="Wall_6" svg:x1="42.55cm" svg:y1="25.95cm" svg:x2="42.55cm" svg:y2="31.85cm">
          <text:p/>
        </draw:line>
        <draw:line draw:style-name="gr26" draw:text-style-name="P2" draw:layer="Wall_6" svg:x1="45.25cm" svg:y1="28.9cm" svg:x2="51.15cm" svg:y2="28.9cm">
          <text:p/>
        </draw:line>
        <draw:line draw:style-name="gr26" draw:text-style-name="P2" draw:layer="Wall_6" svg:x1="9.6cm" svg:y1="28.9cm" svg:x2="15.5cm" svg:y2="28.9cm">
          <text:p/>
        </draw:line>
        <draw:line draw:style-name="gr25" draw:text-style-name="P2" draw:layer="Wall_6" svg:x1="2.126cm" svg:y1="22.6cm" svg:x2="6.85cm" svg:y2="22.6cm">
          <text:p/>
        </draw:line>
        <draw:line draw:style-name="gr25" draw:text-style-name="P2" draw:layer="Wall_6" svg:x1="15.75cm" svg:y1="2.1cm" svg:x2="15.75cm" svg:y2="19.75cm">
          <text:p/>
        </draw:line>
        <draw:line draw:style-name="gr25" draw:text-style-name="P2" draw:layer="Wall_6" svg:x1="28.7cm" svg:y1="22.4cm" svg:x2="28.7cm" svg:y2="19.75cm">
          <text:p/>
        </draw:line>
        <draw:line draw:style-name="gr25" draw:text-style-name="P2" draw:layer="Wall_6" svg:x1="28.7cm" svg:y1="2.1cm" svg:x2="28.7cm" svg:y2="19.75cm">
          <text:p/>
        </draw:line>
        <draw:line draw:style-name="gr25" draw:text-style-name="P2" draw:layer="Wall_6" svg:x1="15.75cm" svg:y1="19.75cm" svg:x2="28.7cm" svg:y2="19.75cm">
          <text:p/>
        </draw:line>
        <draw:line draw:style-name="gr25" draw:text-style-name="P2" draw:layer="Wall_6" svg:x1="21.9cm" svg:y1="12.6cm" svg:x2="21.9cm" svg:y2="19.75cm">
          <text:p/>
        </draw:line>
        <draw:line draw:style-name="gr25" draw:text-style-name="P2" draw:layer="Wall_6" svg:x1="15.75cm" svg:y1="12.6cm" svg:x2="28.7cm" svg:y2="12.6cm">
          <text:p/>
        </draw:line>
        <draw:line draw:style-name="gr25" draw:text-style-name="P2" draw:layer="Wall_6" svg:x1="34.5cm" svg:y1="2.1cm" svg:x2="34.5cm" svg:y2="8cm">
          <text:p/>
        </draw:line>
        <draw:line draw:style-name="gr25" draw:text-style-name="P2" draw:layer="Wall_6" svg:x1="39.9cm" svg:y1="2.1cm" svg:x2="39.9cm" svg:y2="8cm">
          <text:p/>
        </draw:line>
        <draw:line draw:style-name="gr25" draw:text-style-name="P2" draw:layer="Wall_6" svg:x1="28.7cm" svg:y1="8cm" svg:x2="52.65cm" svg:y2="8cm">
          <text:p/>
        </draw:line>
        <draw:line draw:style-name="gr25" draw:text-style-name="P2" draw:layer="Wall_6" svg:x1="44.8cm" svg:y1="2.1cm" svg:x2="44.8cm" svg:y2="8cm">
          <text:p/>
        </draw:line>
        <draw:g>
          <draw:line draw:style-name="gr25" draw:text-style-name="P2" draw:layer="Wall_6" svg:x1="30.8cm" svg:y1="12.9cm" svg:x2="30.8cm" svg:y2="13.45cm">
            <text:p/>
          </draw:line>
          <draw:line draw:style-name="gr25" draw:text-style-name="P2" draw:layer="Wall_6" svg:x1="33.55cm" svg:y1="12.9cm" svg:x2="30.8cm" svg:y2="12.9cm">
            <text:p/>
          </draw:line>
          <draw:line draw:style-name="gr25" draw:text-style-name="P2" draw:layer="Wall_6" svg:x1="33.55cm" svg:y1="12.9cm" svg:x2="33.55cm" svg:y2="13.45cm">
            <text:p/>
          </draw:line>
          <draw:line draw:style-name="gr25" draw:text-style-name="P2" draw:layer="Wall_6" svg:x1="33.55cm" svg:y1="13.45cm" svg:x2="30.8cm" svg:y2="13.45cm">
            <text:p/>
          </draw:line>
        </draw:g>
        <draw:g>
          <draw:line draw:style-name="gr25" draw:text-style-name="P2" draw:layer="Wall_6" svg:x1="38.9cm" svg:y1="12.9cm" svg:x2="38.9cm" svg:y2="13.45cm">
            <text:p/>
          </draw:line>
          <draw:line draw:style-name="gr25" draw:text-style-name="P2" draw:layer="Wall_6" svg:x1="41.65cm" svg:y1="12.9cm" svg:x2="38.9cm" svg:y2="12.9cm">
            <text:p/>
          </draw:line>
          <draw:line draw:style-name="gr25" draw:text-style-name="P2" draw:layer="Wall_6" svg:x1="41.65cm" svg:y1="12.9cm" svg:x2="41.65cm" svg:y2="13.45cm">
            <text:p/>
          </draw:line>
          <draw:line draw:style-name="gr25" draw:text-style-name="P2" draw:layer="Wall_6" svg:x1="41.65cm" svg:y1="13.45cm" svg:x2="38.9cm" svg:y2="13.45cm">
            <text:p/>
          </draw:line>
        </draw:g>
        <draw:g>
          <draw:line draw:style-name="gr25" draw:text-style-name="P2" draw:layer="Wall_6" svg:x1="30.8cm" svg:y1="19.8cm" svg:x2="30.8cm" svg:y2="20.35cm">
            <text:p/>
          </draw:line>
          <draw:line draw:style-name="gr25" draw:text-style-name="P2" draw:layer="Wall_6" svg:x1="33.55cm" svg:y1="19.8cm" svg:x2="30.8cm" svg:y2="19.8cm">
            <text:p/>
          </draw:line>
          <draw:line draw:style-name="gr25" draw:text-style-name="P2" draw:layer="Wall_6" svg:x1="33.55cm" svg:y1="19.8cm" svg:x2="33.55cm" svg:y2="20.35cm">
            <text:p/>
          </draw:line>
          <draw:line draw:style-name="gr25" draw:text-style-name="P2" draw:layer="Wall_6" svg:x1="33.55cm" svg:y1="20.35cm" svg:x2="30.8cm" svg:y2="20.35cm">
            <text:p/>
          </draw:line>
        </draw:g>
        <draw:g>
          <draw:line draw:style-name="gr25" draw:text-style-name="P2" draw:layer="Wall_6" svg:x1="38.9cm" svg:y1="19.8cm" svg:x2="38.9cm" svg:y2="20.35cm">
            <text:p/>
          </draw:line>
          <draw:line draw:style-name="gr25" draw:text-style-name="P2" draw:layer="Wall_6" svg:x1="41.65cm" svg:y1="19.8cm" svg:x2="38.9cm" svg:y2="19.8cm">
            <text:p/>
          </draw:line>
          <draw:line draw:style-name="gr25" draw:text-style-name="P2" draw:layer="Wall_6" svg:x1="41.65cm" svg:y1="19.8cm" svg:x2="41.65cm" svg:y2="20.35cm">
            <text:p/>
          </draw:line>
          <draw:line draw:style-name="gr25" draw:text-style-name="P2" draw:layer="Wall_6" svg:x1="41.65cm" svg:y1="20.35cm" svg:x2="38.9cm" svg:y2="20.35cm">
            <text:p/>
          </draw:line>
        </draw:g>
        <draw:g>
          <draw:custom-shape draw:style-name="gr15" draw:text-style-name="P5" draw:layer="FCU_6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6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6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6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6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6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g>
            <draw:g>
              <draw:line draw:style-name="gr23" draw:text-style-name="P2" draw:layer="Detail_6" svg:x1="45.4cm" svg:y1="25.95cm" svg:x2="45.4cm" svg:y2="28.9cm">
                <text:p/>
              </draw:line>
              <draw:line draw:style-name="gr23" draw:text-style-name="P2" draw:layer="Detail_6" svg:x1="46.1cm" svg:y1="25.95cm" svg:x2="46.1cm" svg:y2="28.9cm">
                <text:p/>
              </draw:line>
              <draw:line draw:style-name="gr23" draw:text-style-name="P2" draw:layer="Detail_6" svg:x1="46.8cm" svg:y1="25.95cm" svg:x2="46.8cm" svg:y2="28.9cm">
                <text:p/>
              </draw:line>
              <draw:line draw:style-name="gr23" draw:text-style-name="P2" draw:layer="Detail_6" svg:x1="47.5cm" svg:y1="25.95cm" svg:x2="47.5cm" svg:y2="28.9cm">
                <text:p/>
              </draw:line>
              <draw:line draw:style-name="gr23" draw:text-style-name="P2" draw:layer="Detail_6" svg:x1="48.2cm" svg:y1="25.95cm" svg:x2="48.2cm" svg:y2="28.9cm">
                <text:p/>
              </draw:line>
              <draw:line draw:style-name="gr23" draw:text-style-name="P2" draw:layer="Detail_6" svg:x1="48.9cm" svg:y1="25.95cm" svg:x2="48.9cm" svg:y2="28.9cm">
                <text:p/>
              </draw:line>
              <draw:line draw:style-name="gr23" draw:text-style-name="P2" draw:layer="Detail_6" svg:x1="49.6cm" svg:y1="25.95cm" svg:x2="49.6cm" svg:y2="28.9cm">
                <text:p/>
              </draw:line>
              <draw:line draw:style-name="gr23" draw:text-style-name="P2" draw:layer="Detail_6" svg:x1="50.3cm" svg:y1="25.95cm" svg:x2="50.3cm" svg:y2="28.9cm">
                <text:p/>
              </draw:line>
              <draw:line draw:style-name="gr23" draw:text-style-name="P2" draw:layer="Detail_6" svg:x1="51cm" svg:y1="25.95cm" svg:x2="51cm" svg:y2="28.9cm">
                <text:p/>
              </draw:line>
            </draw:g>
            <draw:g>
              <draw:line draw:style-name="gr23" draw:text-style-name="P2" draw:layer="Detail_6" svg:x1="45.4cm" svg:y1="28.9cm" svg:x2="45.4cm" svg:y2="31.85cm">
                <text:p/>
              </draw:line>
              <draw:line draw:style-name="gr23" draw:text-style-name="P2" draw:layer="Detail_6" svg:x1="46.1cm" svg:y1="28.9cm" svg:x2="46.1cm" svg:y2="31.85cm">
                <text:p/>
              </draw:line>
              <draw:line draw:style-name="gr23" draw:text-style-name="P2" draw:layer="Detail_6" svg:x1="46.8cm" svg:y1="28.9cm" svg:x2="46.8cm" svg:y2="31.85cm">
                <text:p/>
              </draw:line>
              <draw:line draw:style-name="gr23" draw:text-style-name="P2" draw:layer="Detail_6" svg:x1="47.5cm" svg:y1="28.9cm" svg:x2="47.5cm" svg:y2="31.85cm">
                <text:p/>
              </draw:line>
              <draw:line draw:style-name="gr23" draw:text-style-name="P2" draw:layer="Detail_6" svg:x1="48.2cm" svg:y1="28.9cm" svg:x2="48.2cm" svg:y2="31.85cm">
                <text:p/>
              </draw:line>
              <draw:line draw:style-name="gr23" draw:text-style-name="P2" draw:layer="Detail_6" svg:x1="48.9cm" svg:y1="28.9cm" svg:x2="48.9cm" svg:y2="31.85cm">
                <text:p/>
              </draw:line>
              <draw:line draw:style-name="gr23" draw:text-style-name="P2" draw:layer="Detail_6" svg:x1="49.6cm" svg:y1="28.9cm" svg:x2="49.6cm" svg:y2="31.85cm">
                <text:p/>
              </draw:line>
              <draw:line draw:style-name="gr23" draw:text-style-name="P2" draw:layer="Detail_6" svg:x1="50.3cm" svg:y1="28.9cm" svg:x2="50.3cm" svg:y2="31.85cm">
                <text:p/>
              </draw:line>
              <draw:line draw:style-name="gr23" draw:text-style-name="P2" draw:layer="Detail_6" svg:x1="51cm" svg:y1="28.9cm" svg:x2="51cm" svg:y2="31.85cm">
                <text:p/>
              </draw:line>
            </draw:g>
          </draw:g>
          <draw:g>
            <draw:g>
              <draw:line draw:style-name="gr23" draw:text-style-name="P2" draw:layer="Detail_6" svg:x1="9.75cm" svg:y1="25.95cm" svg:x2="9.75cm" svg:y2="28.9cm">
                <text:p/>
              </draw:line>
              <draw:line draw:style-name="gr23" draw:text-style-name="P2" draw:layer="Detail_6" svg:x1="10.45cm" svg:y1="25.95cm" svg:x2="10.45cm" svg:y2="28.9cm">
                <text:p/>
              </draw:line>
              <draw:line draw:style-name="gr23" draw:text-style-name="P2" draw:layer="Detail_6" svg:x1="11.15cm" svg:y1="25.95cm" svg:x2="11.15cm" svg:y2="28.9cm">
                <text:p/>
              </draw:line>
              <draw:line draw:style-name="gr23" draw:text-style-name="P2" draw:layer="Detail_6" svg:x1="11.85cm" svg:y1="25.95cm" svg:x2="11.85cm" svg:y2="28.9cm">
                <text:p/>
              </draw:line>
              <draw:line draw:style-name="gr23" draw:text-style-name="P2" draw:layer="Detail_6" svg:x1="12.55cm" svg:y1="25.95cm" svg:x2="12.55cm" svg:y2="28.9cm">
                <text:p/>
              </draw:line>
              <draw:line draw:style-name="gr23" draw:text-style-name="P2" draw:layer="Detail_6" svg:x1="13.25cm" svg:y1="25.95cm" svg:x2="13.25cm" svg:y2="28.9cm">
                <text:p/>
              </draw:line>
              <draw:line draw:style-name="gr23" draw:text-style-name="P2" draw:layer="Detail_6" svg:x1="13.95cm" svg:y1="25.95cm" svg:x2="13.95cm" svg:y2="28.9cm">
                <text:p/>
              </draw:line>
              <draw:line draw:style-name="gr23" draw:text-style-name="P2" draw:layer="Detail_6" svg:x1="14.65cm" svg:y1="25.95cm" svg:x2="14.65cm" svg:y2="28.9cm">
                <text:p/>
              </draw:line>
              <draw:line draw:style-name="gr23" draw:text-style-name="P2" draw:layer="Detail_6" svg:x1="15.35cm" svg:y1="25.95cm" svg:x2="15.35cm" svg:y2="28.9cm">
                <text:p/>
              </draw:line>
            </draw:g>
            <draw:g>
              <draw:line draw:style-name="gr23" draw:text-style-name="P2" draw:layer="Detail_6" svg:x1="9.75cm" svg:y1="28.9cm" svg:x2="9.75cm" svg:y2="31.85cm">
                <text:p/>
              </draw:line>
              <draw:line draw:style-name="gr23" draw:text-style-name="P2" draw:layer="Detail_6" svg:x1="10.45cm" svg:y1="28.9cm" svg:x2="10.45cm" svg:y2="31.85cm">
                <text:p/>
              </draw:line>
              <draw:line draw:style-name="gr23" draw:text-style-name="P2" draw:layer="Detail_6" svg:x1="11.15cm" svg:y1="28.9cm" svg:x2="11.15cm" svg:y2="31.85cm">
                <text:p/>
              </draw:line>
              <draw:line draw:style-name="gr23" draw:text-style-name="P2" draw:layer="Detail_6" svg:x1="11.85cm" svg:y1="28.9cm" svg:x2="11.85cm" svg:y2="31.85cm">
                <text:p/>
              </draw:line>
              <draw:line draw:style-name="gr23" draw:text-style-name="P2" draw:layer="Detail_6" svg:x1="12.55cm" svg:y1="28.9cm" svg:x2="12.55cm" svg:y2="31.85cm">
                <text:p/>
              </draw:line>
              <draw:line draw:style-name="gr23" draw:text-style-name="P2" draw:layer="Detail_6" svg:x1="13.25cm" svg:y1="28.9cm" svg:x2="13.25cm" svg:y2="31.85cm">
                <text:p/>
              </draw:line>
              <draw:line draw:style-name="gr23" draw:text-style-name="P2" draw:layer="Detail_6" svg:x1="13.95cm" svg:y1="28.9cm" svg:x2="13.95cm" svg:y2="31.85cm">
                <text:p/>
              </draw:line>
              <draw:line draw:style-name="gr23" draw:text-style-name="P2" draw:layer="Detail_6" svg:x1="14.65cm" svg:y1="28.9cm" svg:x2="14.65cm" svg:y2="31.85cm">
                <text:p/>
              </draw:line>
              <draw:line draw:style-name="gr23" draw:text-style-name="P2" draw:layer="Detail_6" svg:x1="15.35cm" svg:y1="28.9cm" svg:x2="15.35cm" svg:y2="31.85cm">
                <text:p/>
              </draw:line>
            </draw:g>
          </draw:g>
        </draw:g>
        <draw:line draw:style-name="gr27" draw:text-style-name="P2" draw:layer="Wall_7" svg:x1="2.125cm" svg:y1="2.1cm" svg:x2="2.125cm" svg:y2="31.85cm">
          <text:p/>
        </draw:line>
        <draw:line draw:style-name="gr27" draw:text-style-name="P2" draw:layer="Wall_7" svg:x1="56.65cm" svg:y1="31.85cm" svg:x2="2.126cm" svg:y2="31.85cm">
          <text:p/>
        </draw:line>
        <draw:line draw:style-name="gr27" draw:text-style-name="P2" draw:layer="Wall_7" svg:x1="56.65cm" svg:y1="31.85cm" svg:x2="51.7cm" svg:y2="2.1cm">
          <text:p/>
        </draw:line>
        <draw:line draw:style-name="gr27" draw:text-style-name="P2" draw:layer="Wall_7" svg:x1="55.65cm" svg:y1="25.95cm" svg:x2="6.85cm" svg:y2="25.95cm">
          <text:p/>
        </draw:line>
        <draw:line draw:style-name="gr27" draw:text-style-name="P2" draw:layer="Wall_7" svg:x1="6.85cm" svg:y1="17.1cm" svg:x2="6.85cm" svg:y2="31.85cm">
          <text:p/>
        </draw:line>
        <draw:line draw:style-name="gr27" draw:text-style-name="P2" draw:layer="Wall_7" svg:x1="51.7cm" svg:y1="2.1cm" svg:x2="2.126cm" svg:y2="2.1cm">
          <text:p/>
        </draw:line>
        <draw:line draw:style-name="gr27" draw:text-style-name="P2" draw:layer="Wall_7" svg:x1="18.1cm" svg:y1="25.95cm" svg:x2="18.1cm" svg:y2="31.85cm">
          <text:p/>
        </draw:line>
        <draw:line draw:style-name="gr27" draw:text-style-name="P2" draw:layer="Wall_7" svg:x1="25.7cm" svg:y1="25.95cm" svg:x2="25.7cm" svg:y2="31.85cm">
          <text:p/>
        </draw:line>
        <draw:line draw:style-name="gr27" draw:text-style-name="P2" draw:layer="Wall_7" svg:x1="33.15cm" svg:y1="25.95cm" svg:x2="33.15cm" svg:y2="31.85cm">
          <text:p/>
        </draw:line>
        <draw:line draw:style-name="gr27" draw:text-style-name="P2" draw:layer="Wall_7" svg:x1="36.9cm" svg:y1="25.95cm" svg:x2="36.9cm" svg:y2="31.85cm">
          <text:p/>
        </draw:line>
        <draw:line draw:style-name="gr27" draw:text-style-name="P2" draw:layer="Wall_7" svg:x1="42.55cm" svg:y1="25.95cm" svg:x2="42.55cm" svg:y2="31.85cm">
          <text:p/>
        </draw:line>
        <draw:line draw:style-name="gr28" draw:text-style-name="P2" draw:layer="Wall_7" svg:x1="45.25cm" svg:y1="28.9cm" svg:x2="51.15cm" svg:y2="28.9cm">
          <text:p/>
        </draw:line>
        <draw:line draw:style-name="gr28" draw:text-style-name="P2" draw:layer="Wall_7" svg:x1="9.6cm" svg:y1="28.9cm" svg:x2="15.5cm" svg:y2="28.9cm">
          <text:p/>
        </draw:line>
        <draw:line draw:style-name="gr27" draw:text-style-name="P2" draw:layer="Wall_7" svg:x1="2.126cm" svg:y1="22.6cm" svg:x2="6.85cm" svg:y2="22.6cm">
          <text:p/>
        </draw:line>
        <draw:line draw:style-name="gr27" draw:text-style-name="P2" draw:layer="Wall_7" svg:x1="36.949cm" svg:y1="2.1cm" svg:x2="36.949cm" svg:y2="17.1cm">
          <text:p/>
        </draw:line>
        <draw:line draw:style-name="gr27" draw:text-style-name="P2" draw:layer="Wall_7" svg:x1="12.749cm" svg:y1="2.1cm" svg:x2="12.749cm" svg:y2="17.1cm">
          <text:p/>
        </draw:line>
        <draw:line draw:style-name="gr27" draw:text-style-name="P2" draw:layer="Wall_7" svg:x1="2.126cm" svg:y1="17.1cm" svg:x2="54.199cm" svg:y2="17.1cm">
          <text:p/>
        </draw:line>
        <draw:line draw:style-name="gr27" draw:text-style-name="P2" draw:layer="Wall_7" svg:x1="24.849cm" svg:y1="2.1cm" svg:x2="24.849cm" svg:y2="17.1cm">
          <text:p/>
        </draw:line>
        <draw:line draw:style-name="gr27" draw:text-style-name="P2" draw:layer="Wall_7" svg:x1="40.499cm" svg:y1="22.331cm" svg:x2="40.499cm" svg:y2="17.1cm">
          <text:p/>
        </draw:line>
        <draw:line draw:style-name="gr27" draw:text-style-name="P2" draw:layer="Wall_7" svg:x1="42.049cm" svg:y1="22.331cm" svg:x2="40.499cm" svg:y2="22.331cm">
          <text:p/>
        </draw:line>
        <draw:line draw:style-name="gr27" draw:text-style-name="P2" draw:layer="Wall_7" svg:x1="42.049cm" svg:y1="22.331cm" svg:x2="42.049cm" svg:y2="17.1cm">
          <text:p/>
        </draw:line>
        <draw:g>
          <draw:g>
            <draw:g>
              <draw:line draw:style-name="gr29" draw:text-style-name="P2" draw:layer="Detail_7" svg:x1="45.4cm" svg:y1="25.95cm" svg:x2="45.4cm" svg:y2="28.9cm">
                <text:p/>
              </draw:line>
              <draw:line draw:style-name="gr29" draw:text-style-name="P2" draw:layer="Detail_7" svg:x1="46.1cm" svg:y1="25.95cm" svg:x2="46.1cm" svg:y2="28.9cm">
                <text:p/>
              </draw:line>
              <draw:line draw:style-name="gr29" draw:text-style-name="P2" draw:layer="Detail_7" svg:x1="46.8cm" svg:y1="25.95cm" svg:x2="46.8cm" svg:y2="28.9cm">
                <text:p/>
              </draw:line>
              <draw:line draw:style-name="gr29" draw:text-style-name="P2" draw:layer="Detail_7" svg:x1="47.5cm" svg:y1="25.95cm" svg:x2="47.5cm" svg:y2="28.9cm">
                <text:p/>
              </draw:line>
              <draw:line draw:style-name="gr29" draw:text-style-name="P2" draw:layer="Detail_7" svg:x1="48.2cm" svg:y1="25.95cm" svg:x2="48.2cm" svg:y2="28.9cm">
                <text:p/>
              </draw:line>
              <draw:line draw:style-name="gr29" draw:text-style-name="P2" draw:layer="Detail_7" svg:x1="48.9cm" svg:y1="25.95cm" svg:x2="48.9cm" svg:y2="28.9cm">
                <text:p/>
              </draw:line>
              <draw:line draw:style-name="gr29" draw:text-style-name="P2" draw:layer="Detail_7" svg:x1="49.6cm" svg:y1="25.95cm" svg:x2="49.6cm" svg:y2="28.9cm">
                <text:p/>
              </draw:line>
              <draw:line draw:style-name="gr29" draw:text-style-name="P2" draw:layer="Detail_7" svg:x1="50.3cm" svg:y1="25.95cm" svg:x2="50.3cm" svg:y2="28.9cm">
                <text:p/>
              </draw:line>
              <draw:line draw:style-name="gr29" draw:text-style-name="P2" draw:layer="Detail_7" svg:x1="51cm" svg:y1="25.95cm" svg:x2="51cm" svg:y2="28.9cm">
                <text:p/>
              </draw:line>
            </draw:g>
            <draw:g>
              <draw:line draw:style-name="gr29" draw:text-style-name="P2" draw:layer="Detail_7" svg:x1="45.4cm" svg:y1="28.9cm" svg:x2="45.4cm" svg:y2="31.85cm">
                <text:p/>
              </draw:line>
              <draw:line draw:style-name="gr29" draw:text-style-name="P2" draw:layer="Detail_7" svg:x1="46.1cm" svg:y1="28.9cm" svg:x2="46.1cm" svg:y2="31.85cm">
                <text:p/>
              </draw:line>
              <draw:line draw:style-name="gr29" draw:text-style-name="P2" draw:layer="Detail_7" svg:x1="46.8cm" svg:y1="28.9cm" svg:x2="46.8cm" svg:y2="31.85cm">
                <text:p/>
              </draw:line>
              <draw:line draw:style-name="gr29" draw:text-style-name="P2" draw:layer="Detail_7" svg:x1="47.5cm" svg:y1="28.9cm" svg:x2="47.5cm" svg:y2="31.85cm">
                <text:p/>
              </draw:line>
              <draw:line draw:style-name="gr29" draw:text-style-name="P2" draw:layer="Detail_7" svg:x1="48.2cm" svg:y1="28.9cm" svg:x2="48.2cm" svg:y2="31.85cm">
                <text:p/>
              </draw:line>
              <draw:line draw:style-name="gr29" draw:text-style-name="P2" draw:layer="Detail_7" svg:x1="48.9cm" svg:y1="28.9cm" svg:x2="48.9cm" svg:y2="31.85cm">
                <text:p/>
              </draw:line>
              <draw:line draw:style-name="gr29" draw:text-style-name="P2" draw:layer="Detail_7" svg:x1="49.6cm" svg:y1="28.9cm" svg:x2="49.6cm" svg:y2="31.85cm">
                <text:p/>
              </draw:line>
              <draw:line draw:style-name="gr29" draw:text-style-name="P2" draw:layer="Detail_7" svg:x1="50.3cm" svg:y1="28.9cm" svg:x2="50.3cm" svg:y2="31.85cm">
                <text:p/>
              </draw:line>
              <draw:line draw:style-name="gr29" draw:text-style-name="P2" draw:layer="Detail_7" svg:x1="51cm" svg:y1="28.9cm" svg:x2="51cm" svg:y2="31.85cm">
                <text:p/>
              </draw:line>
            </draw:g>
          </draw:g>
          <draw:g>
            <draw:g>
              <draw:line draw:style-name="gr29" draw:text-style-name="P2" draw:layer="Detail_7" svg:x1="9.75cm" svg:y1="25.95cm" svg:x2="9.75cm" svg:y2="28.9cm">
                <text:p/>
              </draw:line>
              <draw:line draw:style-name="gr29" draw:text-style-name="P2" draw:layer="Detail_7" svg:x1="10.45cm" svg:y1="25.95cm" svg:x2="10.45cm" svg:y2="28.9cm">
                <text:p/>
              </draw:line>
              <draw:line draw:style-name="gr29" draw:text-style-name="P2" draw:layer="Detail_7" svg:x1="11.15cm" svg:y1="25.95cm" svg:x2="11.15cm" svg:y2="28.9cm">
                <text:p/>
              </draw:line>
              <draw:line draw:style-name="gr29" draw:text-style-name="P2" draw:layer="Detail_7" svg:x1="11.85cm" svg:y1="25.95cm" svg:x2="11.85cm" svg:y2="28.9cm">
                <text:p/>
              </draw:line>
              <draw:line draw:style-name="gr29" draw:text-style-name="P2" draw:layer="Detail_7" svg:x1="12.55cm" svg:y1="25.95cm" svg:x2="12.55cm" svg:y2="28.9cm">
                <text:p/>
              </draw:line>
              <draw:line draw:style-name="gr29" draw:text-style-name="P2" draw:layer="Detail_7" svg:x1="13.25cm" svg:y1="25.95cm" svg:x2="13.25cm" svg:y2="28.9cm">
                <text:p/>
              </draw:line>
              <draw:line draw:style-name="gr29" draw:text-style-name="P2" draw:layer="Detail_7" svg:x1="13.95cm" svg:y1="25.95cm" svg:x2="13.95cm" svg:y2="28.9cm">
                <text:p/>
              </draw:line>
              <draw:line draw:style-name="gr29" draw:text-style-name="P2" draw:layer="Detail_7" svg:x1="14.65cm" svg:y1="25.95cm" svg:x2="14.65cm" svg:y2="28.9cm">
                <text:p/>
              </draw:line>
              <draw:line draw:style-name="gr29" draw:text-style-name="P2" draw:layer="Detail_7" svg:x1="15.35cm" svg:y1="25.95cm" svg:x2="15.35cm" svg:y2="28.9cm">
                <text:p/>
              </draw:line>
            </draw:g>
            <draw:g>
              <draw:line draw:style-name="gr29" draw:text-style-name="P2" draw:layer="Detail_7" svg:x1="9.75cm" svg:y1="28.9cm" svg:x2="9.75cm" svg:y2="31.85cm">
                <text:p/>
              </draw:line>
              <draw:line draw:style-name="gr29" draw:text-style-name="P2" draw:layer="Detail_7" svg:x1="10.45cm" svg:y1="28.9cm" svg:x2="10.45cm" svg:y2="31.85cm">
                <text:p/>
              </draw:line>
              <draw:line draw:style-name="gr29" draw:text-style-name="P2" draw:layer="Detail_7" svg:x1="11.15cm" svg:y1="28.9cm" svg:x2="11.15cm" svg:y2="31.85cm">
                <text:p/>
              </draw:line>
              <draw:line draw:style-name="gr29" draw:text-style-name="P2" draw:layer="Detail_7" svg:x1="11.85cm" svg:y1="28.9cm" svg:x2="11.85cm" svg:y2="31.85cm">
                <text:p/>
              </draw:line>
              <draw:line draw:style-name="gr29" draw:text-style-name="P2" draw:layer="Detail_7" svg:x1="12.55cm" svg:y1="28.9cm" svg:x2="12.55cm" svg:y2="31.85cm">
                <text:p/>
              </draw:line>
              <draw:line draw:style-name="gr29" draw:text-style-name="P2" draw:layer="Detail_7" svg:x1="13.25cm" svg:y1="28.9cm" svg:x2="13.25cm" svg:y2="31.85cm">
                <text:p/>
              </draw:line>
              <draw:line draw:style-name="gr29" draw:text-style-name="P2" draw:layer="Detail_7" svg:x1="13.95cm" svg:y1="28.9cm" svg:x2="13.95cm" svg:y2="31.85cm">
                <text:p/>
              </draw:line>
              <draw:line draw:style-name="gr29" draw:text-style-name="P2" draw:layer="Detail_7" svg:x1="14.65cm" svg:y1="28.9cm" svg:x2="14.65cm" svg:y2="31.85cm">
                <text:p/>
              </draw:line>
              <draw:line draw:style-name="gr29" draw:text-style-name="P2" draw:layer="Detail_7" svg:x1="15.35cm" svg:y1="28.9cm" svg:x2="15.35cm" svg:y2="31.85cm">
                <text:p/>
              </draw:line>
            </draw:g>
          </draw:g>
        </draw:g>
        <draw:g>
          <draw:custom-shape draw:style-name="gr15" draw:text-style-name="P5" draw:layer="FCU_7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7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7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7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7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7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8" svg:x1="2.1cm" svg:y1="2.15cm" svg:x2="2.1cm" svg:y2="31.9cm">
          <text:p/>
        </draw:line>
        <draw:line draw:style-name="gr24" draw:text-style-name="P2" draw:layer="Wall_8" svg:x1="56.625cm" svg:y1="31.9cm" svg:x2="2.101cm" svg:y2="31.9cm">
          <text:p/>
        </draw:line>
        <draw:line draw:style-name="gr24" draw:text-style-name="P2" draw:layer="Wall_8" svg:x1="56.625cm" svg:y1="31.9cm" svg:x2="51.675cm" svg:y2="2.15cm">
          <text:p/>
        </draw:line>
        <draw:line draw:style-name="gr24" draw:text-style-name="P2" draw:layer="Wall_8" svg:x1="55.625cm" svg:y1="26cm" svg:x2="6.825cm" svg:y2="26cm">
          <text:p/>
        </draw:line>
        <draw:line draw:style-name="gr24" draw:text-style-name="P2" draw:layer="Wall_8" svg:x1="6.825cm" svg:y1="26cm" svg:x2="6.825cm" svg:y2="31.9cm">
          <text:p/>
        </draw:line>
        <draw:line draw:style-name="gr24" draw:text-style-name="P2" draw:layer="Wall_8" svg:x1="51.675cm" svg:y1="2.15cm" svg:x2="2.101cm" svg:y2="2.15cm">
          <text:p/>
        </draw:line>
        <draw:line draw:style-name="gr24" draw:text-style-name="P2" draw:layer="Wall_8" svg:x1="18.075cm" svg:y1="26cm" svg:x2="18.075cm" svg:y2="31.9cm">
          <text:p/>
        </draw:line>
        <draw:line draw:style-name="gr24" draw:text-style-name="P2" draw:layer="Wall_8" svg:x1="25.675cm" svg:y1="26cm" svg:x2="25.675cm" svg:y2="31.9cm">
          <text:p/>
        </draw:line>
        <draw:line draw:style-name="gr24" draw:text-style-name="P2" draw:layer="Wall_8" svg:x1="33.125cm" svg:y1="26cm" svg:x2="33.125cm" svg:y2="31.9cm">
          <text:p/>
        </draw:line>
        <draw:line draw:style-name="gr24" draw:text-style-name="P2" draw:layer="Wall_8" svg:x1="36.875cm" svg:y1="26cm" svg:x2="36.875cm" svg:y2="31.9cm">
          <text:p/>
        </draw:line>
        <draw:line draw:style-name="gr24" draw:text-style-name="P2" draw:layer="Wall_8" svg:x1="41.074cm" svg:y1="2.15cm" svg:x2="44.563cm" svg:y2="20.95cm">
          <text:p/>
        </draw:line>
        <draw:line draw:style-name="gr24" draw:text-style-name="P2" draw:layer="Wall_8" svg:x1="44.675cm" svg:y1="21.545cm" svg:x2="54.575cm" svg:y2="19.7cm">
          <text:p/>
        </draw:line>
        <draw:line draw:style-name="gr24" draw:text-style-name="P2" draw:layer="Wall_8" svg:x1="44.675cm" svg:y1="21.545cm" svg:x2="44.525cm" svg:y2="20.737cm">
          <text:p/>
        </draw:line>
        <draw:line draw:style-name="gr24" draw:text-style-name="P2" draw:layer="Wall_8" svg:x1="42.525cm" svg:y1="26cm" svg:x2="42.525cm" svg:y2="31.9cm">
          <text:p/>
        </draw:line>
        <draw:line draw:style-name="gr7" draw:text-style-name="P2" draw:layer="Wall_8" svg:x1="45.225cm" svg:y1="28.95cm" svg:x2="51.125cm" svg:y2="28.95cm">
          <text:p/>
        </draw:line>
        <draw:line draw:style-name="gr7" draw:text-style-name="P2" draw:layer="Wall_8" svg:x1="9.575cm" svg:y1="28.95cm" svg:x2="15.475cm" svg:y2="28.95cm">
          <text:p/>
        </draw:line>
        <draw:line draw:style-name="gr24" draw:text-style-name="P2" draw:layer="Wall_8" svg:x1="15.6cm" svg:y1="2.151cm" svg:x2="12.065cm" svg:y2="21.2cm">
          <text:p/>
        </draw:line>
        <draw:line draw:style-name="gr24" draw:text-style-name="P2" draw:layer="Wall_8" svg:x1="11.999cm" svg:y1="21.546cm" svg:x2="2.099cm" svg:y2="19.701cm">
          <text:p/>
        </draw:line>
        <draw:line draw:style-name="gr24" draw:text-style-name="P2" draw:layer="Wall_8" svg:x1="11.999cm" svg:y1="21.546cm" svg:x2="12.149cm" svg:y2="20.738cm">
          <text:p/>
        </draw:line>
        <draw:path draw:style-name="gr24" draw:text-style-name="P2" draw:layer="Wall_8" svg:width="31.447cm" svg:height="4.306cm" draw:transform="rotate (-0.113097335529233) translate (12.9031122381524cm 15.2009152079761cm)" svg:viewBox="0 0 31448 4307" svg:d="M0 3572c13309 2866 31448-3572 31448-3572">
          <text:p/>
        </draw:path>
        <draw:g>
          <draw:g>
            <draw:g>
              <draw:line draw:style-name="gr29" draw:text-style-name="P2" draw:layer="Detail_8" svg:x1="45.35cm" svg:y1="26cm" svg:x2="45.35cm" svg:y2="28.95cm">
                <text:p/>
              </draw:line>
              <draw:line draw:style-name="gr29" draw:text-style-name="P2" draw:layer="Detail_8" svg:x1="46.05cm" svg:y1="26cm" svg:x2="46.05cm" svg:y2="28.95cm">
                <text:p/>
              </draw:line>
              <draw:line draw:style-name="gr29" draw:text-style-name="P2" draw:layer="Detail_8" svg:x1="46.75cm" svg:y1="26cm" svg:x2="46.75cm" svg:y2="28.95cm">
                <text:p/>
              </draw:line>
              <draw:line draw:style-name="gr29" draw:text-style-name="P2" draw:layer="Detail_8" svg:x1="47.45cm" svg:y1="26cm" svg:x2="47.45cm" svg:y2="28.95cm">
                <text:p/>
              </draw:line>
              <draw:line draw:style-name="gr29" draw:text-style-name="P2" draw:layer="Detail_8" svg:x1="48.15cm" svg:y1="26cm" svg:x2="48.15cm" svg:y2="28.95cm">
                <text:p/>
              </draw:line>
              <draw:line draw:style-name="gr29" draw:text-style-name="P2" draw:layer="Detail_8" svg:x1="48.85cm" svg:y1="26cm" svg:x2="48.85cm" svg:y2="28.95cm">
                <text:p/>
              </draw:line>
              <draw:line draw:style-name="gr29" draw:text-style-name="P2" draw:layer="Detail_8" svg:x1="49.55cm" svg:y1="26cm" svg:x2="49.55cm" svg:y2="28.95cm">
                <text:p/>
              </draw:line>
              <draw:line draw:style-name="gr29" draw:text-style-name="P2" draw:layer="Detail_8" svg:x1="50.25cm" svg:y1="26cm" svg:x2="50.25cm" svg:y2="28.95cm">
                <text:p/>
              </draw:line>
              <draw:line draw:style-name="gr29" draw:text-style-name="P2" draw:layer="Detail_8" svg:x1="50.95cm" svg:y1="26cm" svg:x2="50.95cm" svg:y2="28.95cm">
                <text:p/>
              </draw:line>
            </draw:g>
            <draw:g>
              <draw:line draw:style-name="gr29" draw:text-style-name="P2" draw:layer="Detail_8" svg:x1="45.35cm" svg:y1="28.95cm" svg:x2="45.35cm" svg:y2="31.9cm">
                <text:p/>
              </draw:line>
              <draw:line draw:style-name="gr29" draw:text-style-name="P2" draw:layer="Detail_8" svg:x1="46.05cm" svg:y1="28.95cm" svg:x2="46.05cm" svg:y2="31.9cm">
                <text:p/>
              </draw:line>
              <draw:line draw:style-name="gr29" draw:text-style-name="P2" draw:layer="Detail_8" svg:x1="46.75cm" svg:y1="28.95cm" svg:x2="46.75cm" svg:y2="31.9cm">
                <text:p/>
              </draw:line>
              <draw:line draw:style-name="gr29" draw:text-style-name="P2" draw:layer="Detail_8" svg:x1="47.45cm" svg:y1="28.95cm" svg:x2="47.45cm" svg:y2="31.9cm">
                <text:p/>
              </draw:line>
              <draw:line draw:style-name="gr29" draw:text-style-name="P2" draw:layer="Detail_8" svg:x1="48.15cm" svg:y1="28.95cm" svg:x2="48.15cm" svg:y2="31.9cm">
                <text:p/>
              </draw:line>
              <draw:line draw:style-name="gr29" draw:text-style-name="P2" draw:layer="Detail_8" svg:x1="48.85cm" svg:y1="28.95cm" svg:x2="48.85cm" svg:y2="31.9cm">
                <text:p/>
              </draw:line>
              <draw:line draw:style-name="gr29" draw:text-style-name="P2" draw:layer="Detail_8" svg:x1="49.55cm" svg:y1="28.95cm" svg:x2="49.55cm" svg:y2="31.9cm">
                <text:p/>
              </draw:line>
              <draw:line draw:style-name="gr29" draw:text-style-name="P2" draw:layer="Detail_8" svg:x1="50.25cm" svg:y1="28.95cm" svg:x2="50.25cm" svg:y2="31.9cm">
                <text:p/>
              </draw:line>
              <draw:line draw:style-name="gr29" draw:text-style-name="P2" draw:layer="Detail_8" svg:x1="50.95cm" svg:y1="28.95cm" svg:x2="50.95cm" svg:y2="31.9cm">
                <text:p/>
              </draw:line>
            </draw:g>
          </draw:g>
          <draw:g>
            <draw:g>
              <draw:line draw:style-name="gr29" draw:text-style-name="P2" draw:layer="Detail_8" svg:x1="9.7cm" svg:y1="26cm" svg:x2="9.7cm" svg:y2="28.95cm">
                <text:p/>
              </draw:line>
              <draw:line draw:style-name="gr29" draw:text-style-name="P2" draw:layer="Detail_8" svg:x1="10.4cm" svg:y1="26cm" svg:x2="10.4cm" svg:y2="28.95cm">
                <text:p/>
              </draw:line>
              <draw:line draw:style-name="gr29" draw:text-style-name="P2" draw:layer="Detail_8" svg:x1="11.1cm" svg:y1="26cm" svg:x2="11.1cm" svg:y2="28.95cm">
                <text:p/>
              </draw:line>
              <draw:line draw:style-name="gr29" draw:text-style-name="P2" draw:layer="Detail_8" svg:x1="11.8cm" svg:y1="26cm" svg:x2="11.8cm" svg:y2="28.95cm">
                <text:p/>
              </draw:line>
              <draw:line draw:style-name="gr29" draw:text-style-name="P2" draw:layer="Detail_8" svg:x1="12.5cm" svg:y1="26cm" svg:x2="12.5cm" svg:y2="28.95cm">
                <text:p/>
              </draw:line>
              <draw:line draw:style-name="gr29" draw:text-style-name="P2" draw:layer="Detail_8" svg:x1="13.2cm" svg:y1="26cm" svg:x2="13.2cm" svg:y2="28.95cm">
                <text:p/>
              </draw:line>
              <draw:line draw:style-name="gr29" draw:text-style-name="P2" draw:layer="Detail_8" svg:x1="13.9cm" svg:y1="26cm" svg:x2="13.9cm" svg:y2="28.95cm">
                <text:p/>
              </draw:line>
              <draw:line draw:style-name="gr29" draw:text-style-name="P2" draw:layer="Detail_8" svg:x1="14.6cm" svg:y1="26cm" svg:x2="14.6cm" svg:y2="28.95cm">
                <text:p/>
              </draw:line>
              <draw:line draw:style-name="gr29" draw:text-style-name="P2" draw:layer="Detail_8" svg:x1="15.3cm" svg:y1="26cm" svg:x2="15.3cm" svg:y2="28.95cm">
                <text:p/>
              </draw:line>
            </draw:g>
            <draw:g>
              <draw:line draw:style-name="gr29" draw:text-style-name="P2" draw:layer="Detail_8" svg:x1="9.7cm" svg:y1="28.95cm" svg:x2="9.7cm" svg:y2="31.9cm">
                <text:p/>
              </draw:line>
              <draw:line draw:style-name="gr29" draw:text-style-name="P2" draw:layer="Detail_8" svg:x1="10.4cm" svg:y1="28.95cm" svg:x2="10.4cm" svg:y2="31.9cm">
                <text:p/>
              </draw:line>
              <draw:line draw:style-name="gr29" draw:text-style-name="P2" draw:layer="Detail_8" svg:x1="11.1cm" svg:y1="28.95cm" svg:x2="11.1cm" svg:y2="31.9cm">
                <text:p/>
              </draw:line>
              <draw:line draw:style-name="gr29" draw:text-style-name="P2" draw:layer="Detail_8" svg:x1="11.8cm" svg:y1="28.95cm" svg:x2="11.8cm" svg:y2="31.9cm">
                <text:p/>
              </draw:line>
              <draw:line draw:style-name="gr29" draw:text-style-name="P2" draw:layer="Detail_8" svg:x1="12.5cm" svg:y1="28.95cm" svg:x2="12.5cm" svg:y2="31.9cm">
                <text:p/>
              </draw:line>
              <draw:line draw:style-name="gr29" draw:text-style-name="P2" draw:layer="Detail_8" svg:x1="13.2cm" svg:y1="28.95cm" svg:x2="13.2cm" svg:y2="31.9cm">
                <text:p/>
              </draw:line>
              <draw:line draw:style-name="gr29" draw:text-style-name="P2" draw:layer="Detail_8" svg:x1="13.9cm" svg:y1="28.95cm" svg:x2="13.9cm" svg:y2="31.9cm">
                <text:p/>
              </draw:line>
              <draw:line draw:style-name="gr29" draw:text-style-name="P2" draw:layer="Detail_8" svg:x1="14.6cm" svg:y1="28.95cm" svg:x2="14.6cm" svg:y2="31.9cm">
                <text:p/>
              </draw:line>
              <draw:line draw:style-name="gr29" draw:text-style-name="P2" draw:layer="Detail_8" svg:x1="15.3cm" svg:y1="28.95cm" svg:x2="15.3cm" svg:y2="31.9cm">
                <text:p/>
              </draw:line>
            </draw:g>
          </draw:g>
        </draw:g>
        <draw:g>
          <draw:custom-shape draw:style-name="gr15" draw:text-style-name="P5" draw:layer="FCU_8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8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8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8" svg:width="1.6cm" svg:height="2.05cm" svg:x="46.95cm" svg:y="11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8" svg:width="1.95cm" svg:height="2.65cm" svg:x="44.6cm" svg:y="1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8" svg:width="6.5cm" svg:height="0.889cm" svg:x="42.05cm" svg:y="12.3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7" draw:text-style-name="P2" draw:layer="Wall_9" svg:x1="2.1cm" svg:y1="2.15cm" svg:x2="2.1cm" svg:y2="31.9cm">
          <text:p/>
        </draw:line>
        <draw:line draw:style-name="gr27" draw:text-style-name="P2" draw:layer="Wall_9" svg:x1="56.625cm" svg:y1="31.9cm" svg:x2="2.101cm" svg:y2="31.9cm">
          <text:p/>
        </draw:line>
        <draw:line draw:style-name="gr27" draw:text-style-name="P2" draw:layer="Wall_9" svg:x1="56.625cm" svg:y1="31.9cm" svg:x2="51.675cm" svg:y2="2.15cm">
          <text:p/>
        </draw:line>
        <draw:line draw:style-name="gr27" draw:text-style-name="P2" draw:layer="Wall_9" svg:x1="55.625cm" svg:y1="26cm" svg:x2="6.825cm" svg:y2="26cm">
          <text:p/>
        </draw:line>
        <draw:line draw:style-name="gr27" draw:text-style-name="P2" draw:layer="Wall_9" svg:x1="6.825cm" svg:y1="26cm" svg:x2="6.825cm" svg:y2="31.9cm">
          <text:p/>
        </draw:line>
        <draw:line draw:style-name="gr27" draw:text-style-name="P2" draw:layer="Wall_9" svg:x1="51.675cm" svg:y1="2.15cm" svg:x2="2.101cm" svg:y2="2.15cm">
          <text:p/>
        </draw:line>
        <draw:line draw:style-name="gr27" draw:text-style-name="P2" draw:layer="Wall_9" svg:x1="18.075cm" svg:y1="26cm" svg:x2="18.075cm" svg:y2="31.9cm">
          <text:p/>
        </draw:line>
        <draw:line draw:style-name="gr27" draw:text-style-name="P2" draw:layer="Wall_9" svg:x1="25.675cm" svg:y1="26cm" svg:x2="25.675cm" svg:y2="31.9cm">
          <text:p/>
        </draw:line>
        <draw:line draw:style-name="gr27" draw:text-style-name="P2" draw:layer="Wall_9" svg:x1="33.125cm" svg:y1="26cm" svg:x2="33.125cm" svg:y2="31.9cm">
          <text:p/>
        </draw:line>
        <draw:line draw:style-name="gr27" draw:text-style-name="P2" draw:layer="Wall_9" svg:x1="36.875cm" svg:y1="26cm" svg:x2="36.875cm" svg:y2="31.9cm">
          <text:p/>
        </draw:line>
        <draw:line draw:style-name="gr27" draw:text-style-name="P2" draw:layer="Wall_9" svg:x1="42.525cm" svg:y1="26cm" svg:x2="42.525cm" svg:y2="31.9cm">
          <text:p/>
        </draw:line>
        <draw:line draw:style-name="gr28" draw:text-style-name="P2" draw:layer="Wall_9" svg:x1="45.225cm" svg:y1="28.95cm" svg:x2="51.125cm" svg:y2="28.95cm">
          <text:p/>
        </draw:line>
        <draw:line draw:style-name="gr28" draw:text-style-name="P2" draw:layer="Wall_9" svg:x1="9.575cm" svg:y1="28.95cm" svg:x2="15.475cm" svg:y2="28.95cm">
          <text:p/>
        </draw:line>
        <draw:g>
          <draw:g>
            <draw:g>
              <draw:line draw:style-name="gr8" draw:text-style-name="P2" draw:layer="Detail_9" svg:x1="45.4cm" svg:y1="26cm" svg:x2="45.4cm" svg:y2="28.95cm">
                <text:p/>
              </draw:line>
              <draw:line draw:style-name="gr8" draw:text-style-name="P2" draw:layer="Detail_9" svg:x1="46.1cm" svg:y1="26cm" svg:x2="46.1cm" svg:y2="28.95cm">
                <text:p/>
              </draw:line>
              <draw:line draw:style-name="gr8" draw:text-style-name="P2" draw:layer="Detail_9" svg:x1="46.8cm" svg:y1="26cm" svg:x2="46.8cm" svg:y2="28.95cm">
                <text:p/>
              </draw:line>
              <draw:line draw:style-name="gr8" draw:text-style-name="P2" draw:layer="Detail_9" svg:x1="47.5cm" svg:y1="26cm" svg:x2="47.5cm" svg:y2="28.95cm">
                <text:p/>
              </draw:line>
              <draw:line draw:style-name="gr8" draw:text-style-name="P2" draw:layer="Detail_9" svg:x1="48.2cm" svg:y1="26cm" svg:x2="48.2cm" svg:y2="28.95cm">
                <text:p/>
              </draw:line>
              <draw:line draw:style-name="gr8" draw:text-style-name="P2" draw:layer="Detail_9" svg:x1="48.9cm" svg:y1="26cm" svg:x2="48.9cm" svg:y2="28.95cm">
                <text:p/>
              </draw:line>
              <draw:line draw:style-name="gr8" draw:text-style-name="P2" draw:layer="Detail_9" svg:x1="49.6cm" svg:y1="26cm" svg:x2="49.6cm" svg:y2="28.95cm">
                <text:p/>
              </draw:line>
              <draw:line draw:style-name="gr8" draw:text-style-name="P2" draw:layer="Detail_9" svg:x1="50.3cm" svg:y1="26cm" svg:x2="50.3cm" svg:y2="28.95cm">
                <text:p/>
              </draw:line>
              <draw:line draw:style-name="gr8" draw:text-style-name="P2" draw:layer="Detail_9" svg:x1="51cm" svg:y1="26cm" svg:x2="51cm" svg:y2="28.95cm">
                <text:p/>
              </draw:line>
            </draw:g>
            <draw:g>
              <draw:line draw:style-name="gr8" draw:text-style-name="P2" draw:layer="Detail_9" svg:x1="45.4cm" svg:y1="28.95cm" svg:x2="45.4cm" svg:y2="31.9cm">
                <text:p/>
              </draw:line>
              <draw:line draw:style-name="gr8" draw:text-style-name="P2" draw:layer="Detail_9" svg:x1="46.1cm" svg:y1="28.95cm" svg:x2="46.1cm" svg:y2="31.9cm">
                <text:p/>
              </draw:line>
              <draw:line draw:style-name="gr8" draw:text-style-name="P2" draw:layer="Detail_9" svg:x1="46.8cm" svg:y1="28.95cm" svg:x2="46.8cm" svg:y2="31.9cm">
                <text:p/>
              </draw:line>
              <draw:line draw:style-name="gr8" draw:text-style-name="P2" draw:layer="Detail_9" svg:x1="47.5cm" svg:y1="28.95cm" svg:x2="47.5cm" svg:y2="31.9cm">
                <text:p/>
              </draw:line>
              <draw:line draw:style-name="gr8" draw:text-style-name="P2" draw:layer="Detail_9" svg:x1="48.2cm" svg:y1="28.95cm" svg:x2="48.2cm" svg:y2="31.9cm">
                <text:p/>
              </draw:line>
              <draw:line draw:style-name="gr8" draw:text-style-name="P2" draw:layer="Detail_9" svg:x1="48.9cm" svg:y1="28.95cm" svg:x2="48.9cm" svg:y2="31.9cm">
                <text:p/>
              </draw:line>
              <draw:line draw:style-name="gr8" draw:text-style-name="P2" draw:layer="Detail_9" svg:x1="49.6cm" svg:y1="28.95cm" svg:x2="49.6cm" svg:y2="31.9cm">
                <text:p/>
              </draw:line>
              <draw:line draw:style-name="gr8" draw:text-style-name="P2" draw:layer="Detail_9" svg:x1="50.3cm" svg:y1="28.95cm" svg:x2="50.3cm" svg:y2="31.9cm">
                <text:p/>
              </draw:line>
              <draw:line draw:style-name="gr8" draw:text-style-name="P2" draw:layer="Detail_9" svg:x1="51cm" svg:y1="28.95cm" svg:x2="51cm" svg:y2="31.9cm">
                <text:p/>
              </draw:line>
            </draw:g>
          </draw:g>
          <draw:g>
            <draw:g>
              <draw:line draw:style-name="gr8" draw:text-style-name="P2" draw:layer="Detail_9" svg:x1="9.75cm" svg:y1="26cm" svg:x2="9.75cm" svg:y2="28.95cm">
                <text:p/>
              </draw:line>
              <draw:line draw:style-name="gr8" draw:text-style-name="P2" draw:layer="Detail_9" svg:x1="10.45cm" svg:y1="26cm" svg:x2="10.45cm" svg:y2="28.95cm">
                <text:p/>
              </draw:line>
              <draw:line draw:style-name="gr8" draw:text-style-name="P2" draw:layer="Detail_9" svg:x1="11.15cm" svg:y1="26cm" svg:x2="11.15cm" svg:y2="28.95cm">
                <text:p/>
              </draw:line>
              <draw:line draw:style-name="gr8" draw:text-style-name="P2" draw:layer="Detail_9" svg:x1="11.85cm" svg:y1="26cm" svg:x2="11.85cm" svg:y2="28.95cm">
                <text:p/>
              </draw:line>
              <draw:line draw:style-name="gr8" draw:text-style-name="P2" draw:layer="Detail_9" svg:x1="12.55cm" svg:y1="26cm" svg:x2="12.55cm" svg:y2="28.95cm">
                <text:p/>
              </draw:line>
              <draw:line draw:style-name="gr8" draw:text-style-name="P2" draw:layer="Detail_9" svg:x1="13.25cm" svg:y1="26cm" svg:x2="13.25cm" svg:y2="28.95cm">
                <text:p/>
              </draw:line>
              <draw:line draw:style-name="gr8" draw:text-style-name="P2" draw:layer="Detail_9" svg:x1="13.95cm" svg:y1="26cm" svg:x2="13.95cm" svg:y2="28.95cm">
                <text:p/>
              </draw:line>
              <draw:line draw:style-name="gr8" draw:text-style-name="P2" draw:layer="Detail_9" svg:x1="14.65cm" svg:y1="26cm" svg:x2="14.65cm" svg:y2="28.95cm">
                <text:p/>
              </draw:line>
              <draw:line draw:style-name="gr8" draw:text-style-name="P2" draw:layer="Detail_9" svg:x1="15.35cm" svg:y1="26cm" svg:x2="15.35cm" svg:y2="28.95cm">
                <text:p/>
              </draw:line>
            </draw:g>
            <draw:g>
              <draw:line draw:style-name="gr8" draw:text-style-name="P2" draw:layer="Detail_9" svg:x1="9.75cm" svg:y1="28.95cm" svg:x2="9.75cm" svg:y2="31.9cm">
                <text:p/>
              </draw:line>
              <draw:line draw:style-name="gr8" draw:text-style-name="P2" draw:layer="Detail_9" svg:x1="10.45cm" svg:y1="28.95cm" svg:x2="10.45cm" svg:y2="31.9cm">
                <text:p/>
              </draw:line>
              <draw:line draw:style-name="gr8" draw:text-style-name="P2" draw:layer="Detail_9" svg:x1="11.15cm" svg:y1="28.95cm" svg:x2="11.15cm" svg:y2="31.9cm">
                <text:p/>
              </draw:line>
              <draw:line draw:style-name="gr8" draw:text-style-name="P2" draw:layer="Detail_9" svg:x1="11.85cm" svg:y1="28.95cm" svg:x2="11.85cm" svg:y2="31.9cm">
                <text:p/>
              </draw:line>
              <draw:line draw:style-name="gr8" draw:text-style-name="P2" draw:layer="Detail_9" svg:x1="12.55cm" svg:y1="28.95cm" svg:x2="12.55cm" svg:y2="31.9cm">
                <text:p/>
              </draw:line>
              <draw:line draw:style-name="gr8" draw:text-style-name="P2" draw:layer="Detail_9" svg:x1="13.25cm" svg:y1="28.95cm" svg:x2="13.25cm" svg:y2="31.9cm">
                <text:p/>
              </draw:line>
              <draw:line draw:style-name="gr8" draw:text-style-name="P2" draw:layer="Detail_9" svg:x1="13.95cm" svg:y1="28.95cm" svg:x2="13.95cm" svg:y2="31.9cm">
                <text:p/>
              </draw:line>
              <draw:line draw:style-name="gr8" draw:text-style-name="P2" draw:layer="Detail_9" svg:x1="14.65cm" svg:y1="28.95cm" svg:x2="14.65cm" svg:y2="31.9cm">
                <text:p/>
              </draw:line>
              <draw:line draw:style-name="gr8" draw:text-style-name="P2" draw:layer="Detail_9" svg:x1="15.35cm" svg:y1="28.95cm" svg:x2="15.35cm" svg:y2="31.9cm">
                <text:p/>
              </draw:line>
            </draw:g>
          </draw:g>
        </draw:g>
        <draw:line draw:style-name="gr21" draw:text-style-name="P2" draw:layer="Wall_G" svg:x1="2.1cm" svg:y1="31.9cm" svg:x2="63.75cm" svg:y2="31.9cm">
          <text:p/>
        </draw:line>
        <draw:line draw:style-name="gr21" draw:text-style-name="P2" draw:layer="Wall_G" svg:x1="2.1cm" svg:y1="2.15cm" svg:x2="2.1cm" svg:y2="31.9cm">
          <text:p/>
        </draw:line>
        <draw:line draw:style-name="gr21" draw:text-style-name="P2" draw:layer="Wall_G" svg:x1="48.35cm" svg:y1="22.55cm" svg:x2="23.95cm" svg:y2="22.55cm">
          <text:p/>
        </draw:line>
        <draw:line draw:style-name="gr21" draw:text-style-name="P2" draw:layer="Wall_G" svg:x1="28.2cm" svg:y1="9.3cm" svg:x2="28.2cm" svg:y2="22.55cm">
          <text:p/>
        </draw:line>
        <draw:line draw:style-name="gr21" draw:text-style-name="P2" draw:layer="Wall_G" svg:x1="63.75cm" svg:y1="2.15cm" svg:x2="63.75cm" svg:y2="31.9cm">
          <text:p/>
        </draw:line>
        <draw:line draw:style-name="gr21" draw:text-style-name="P2" draw:layer="Wall_G" svg:x1="51.675cm" svg:y1="2.15cm" svg:x2="56.625cm" svg:y2="31.9cm">
          <text:p/>
        </draw:line>
        <draw:line draw:style-name="gr21" draw:text-style-name="P2" draw:layer="Wall_G" svg:x1="2.1cm" svg:y1="2.15cm" svg:x2="63.75cm" svg:y2="2.15cm">
          <text:p/>
        </draw:line>
        <draw:line draw:style-name="gr21" draw:text-style-name="P2" draw:layer="Wall_G" svg:x1="6.65cm" svg:y1="2.15cm" svg:x2="6.65cm" svg:y2="19.9cm">
          <text:p/>
        </draw:line>
        <draw:line draw:style-name="gr21" draw:text-style-name="P2" draw:layer="Wall_G" svg:x1="23.95cm" svg:y1="19.9cm" svg:x2="2.1cm" svg:y2="19.9cm">
          <text:p/>
        </draw:line>
        <draw:line draw:style-name="gr21" draw:text-style-name="P2" draw:layer="Wall_G" svg:x1="23.95cm" svg:y1="19.9cm" svg:x2="23.95cm" svg:y2="23.55cm">
          <text:p/>
        </draw:line>
        <draw:line draw:style-name="gr21" draw:text-style-name="P2" draw:layer="Wall_G" svg:x1="48.35cm" svg:y1="18.75cm" svg:x2="48.35cm" svg:y2="23.55cm">
          <text:p/>
        </draw:line>
        <draw:line draw:style-name="gr21" draw:text-style-name="P2" draw:layer="Wall_G" svg:x1="51.95cm" svg:y1="18.75cm" svg:x2="51.95cm" svg:y2="14.45cm">
          <text:p/>
        </draw:line>
        <draw:line draw:style-name="gr21" draw:text-style-name="P2" draw:layer="Wall_G" svg:x1="48.35cm" svg:y1="18.75cm" svg:x2="54.45cm" svg:y2="18.75cm">
          <text:p/>
        </draw:line>
        <draw:line draw:style-name="gr21" draw:text-style-name="P2" draw:layer="Wall_G" svg:x1="51.95cm" svg:y1="14.45cm" svg:x2="53.7cm" svg:y2="14.45cm">
          <text:p/>
        </draw:line>
        <draw:line draw:style-name="gr21" draw:text-style-name="P2" draw:layer="Wall_G" svg:x1="32.95cm" svg:y1="2.15cm" svg:x2="32.95cm" svg:y2="23.55cm">
          <text:p/>
        </draw:line>
        <draw:line draw:style-name="gr21" draw:text-style-name="P2" draw:layer="Wall_G" svg:x1="36.95cm" svg:y1="22.55cm" svg:x2="36.95cm" svg:y2="23.55cm">
          <text:p/>
        </draw:line>
        <draw:line draw:style-name="gr21" draw:text-style-name="P2" draw:layer="Wall_G" svg:x1="28.2cm" svg:y1="2.15cm" svg:x2="28.2cm" svg:y2="6.4cm">
          <text:p/>
        </draw:line>
        <draw:line draw:style-name="gr21" draw:text-style-name="P2" draw:layer="Wall_G" svg:x1="63.75cm" svg:y1="10.45cm" svg:x2="53.1cm" svg:y2="10.45cm">
          <text:p/>
        </draw:line>
        <draw:line draw:style-name="gr21" draw:text-style-name="P2" draw:layer="Wall_G" svg:x1="63.75cm" svg:y1="23.05cm" svg:x2="60.05cm" svg:y2="23.05cm">
          <text:p/>
        </draw:line>
        <draw:line draw:style-name="gr21" draw:text-style-name="P2" draw:layer="Wall_G" svg:x1="16.4cm" svg:y1="14.5cm" svg:x2="16.4cm" svg:y2="5.7cm">
          <text:p/>
        </draw:line>
        <draw:line draw:style-name="gr21" draw:text-style-name="P2" draw:layer="Wall_G" svg:x1="16.4cm" svg:y1="5.7cm" svg:x2="18.8cm" svg:y2="5.7cm">
          <text:p/>
        </draw:line>
        <draw:line draw:style-name="gr21" draw:text-style-name="P2" draw:layer="Wall_G" svg:x1="23.35cm" svg:y1="5.7cm" svg:x2="24.7cm" svg:y2="5.7cm">
          <text:p/>
        </draw:line>
        <draw:line draw:style-name="gr24" draw:text-style-name="P2" draw:layer="Wall_G" svg:x1="63.75cm" svg:y1="26cm" svg:x2="2.1cm" svg:y2="26cm">
          <text:p/>
        </draw:line>
        <draw:line draw:style-name="gr7" draw:text-style-name="P2" draw:layer="Wall_G" svg:x1="4.85cm" svg:y1="28.95cm" svg:x2="10.75cm" svg:y2="28.95cm">
          <text:p/>
        </draw:line>
        <draw:g>
          <draw:g>
            <draw:line draw:style-name="gr29" draw:text-style-name="P2" draw:layer="Wall_G" svg:x1="4.975cm" svg:y1="26cm" svg:x2="4.975cm" svg:y2="28.95cm">
              <text:p/>
            </draw:line>
            <draw:line draw:style-name="gr29" draw:text-style-name="P2" draw:layer="Wall_G" svg:x1="5.675cm" svg:y1="26cm" svg:x2="5.675cm" svg:y2="28.95cm">
              <text:p/>
            </draw:line>
            <draw:line draw:style-name="gr29" draw:text-style-name="P2" draw:layer="Wall_G" svg:x1="6.375cm" svg:y1="26cm" svg:x2="6.375cm" svg:y2="28.95cm">
              <text:p/>
            </draw:line>
            <draw:line draw:style-name="gr29" draw:text-style-name="P2" draw:layer="Wall_G" svg:x1="7.075cm" svg:y1="26cm" svg:x2="7.075cm" svg:y2="28.95cm">
              <text:p/>
            </draw:line>
            <draw:line draw:style-name="gr29" draw:text-style-name="P2" draw:layer="Wall_G" svg:x1="7.775cm" svg:y1="26cm" svg:x2="7.775cm" svg:y2="28.95cm">
              <text:p/>
            </draw:line>
            <draw:line draw:style-name="gr29" draw:text-style-name="P2" draw:layer="Wall_G" svg:x1="8.475cm" svg:y1="26cm" svg:x2="8.475cm" svg:y2="28.95cm">
              <text:p/>
            </draw:line>
            <draw:line draw:style-name="gr29" draw:text-style-name="P2" draw:layer="Wall_G" svg:x1="9.175cm" svg:y1="26cm" svg:x2="9.175cm" svg:y2="28.95cm">
              <text:p/>
            </draw:line>
            <draw:line draw:style-name="gr29" draw:text-style-name="P2" draw:layer="Wall_G" svg:x1="9.875cm" svg:y1="26cm" svg:x2="9.875cm" svg:y2="28.95cm">
              <text:p/>
            </draw:line>
            <draw:line draw:style-name="gr29" draw:text-style-name="P2" draw:layer="Wall_G" svg:x1="10.575cm" svg:y1="26cm" svg:x2="10.575cm" svg:y2="28.95cm">
              <text:p/>
            </draw:line>
          </draw:g>
          <draw:g>
            <draw:line draw:style-name="gr29" draw:text-style-name="P2" draw:layer="Wall_G" svg:x1="4.975cm" svg:y1="28.95cm" svg:x2="4.975cm" svg:y2="31.9cm">
              <text:p/>
            </draw:line>
            <draw:line draw:style-name="gr29" draw:text-style-name="P2" draw:layer="Wall_G" svg:x1="5.675cm" svg:y1="28.95cm" svg:x2="5.675cm" svg:y2="31.9cm">
              <text:p/>
            </draw:line>
            <draw:line draw:style-name="gr29" draw:text-style-name="P2" draw:layer="Wall_G" svg:x1="6.375cm" svg:y1="28.95cm" svg:x2="6.375cm" svg:y2="31.9cm">
              <text:p/>
            </draw:line>
            <draw:line draw:style-name="gr29" draw:text-style-name="P2" draw:layer="Wall_G" svg:x1="7.075cm" svg:y1="28.95cm" svg:x2="7.075cm" svg:y2="31.9cm">
              <text:p/>
            </draw:line>
            <draw:line draw:style-name="gr29" draw:text-style-name="P2" draw:layer="Wall_G" svg:x1="7.775cm" svg:y1="28.95cm" svg:x2="7.775cm" svg:y2="31.9cm">
              <text:p/>
            </draw:line>
            <draw:line draw:style-name="gr29" draw:text-style-name="P2" draw:layer="Wall_G" svg:x1="8.475cm" svg:y1="28.95cm" svg:x2="8.475cm" svg:y2="31.9cm">
              <text:p/>
            </draw:line>
            <draw:line draw:style-name="gr29" draw:text-style-name="P2" draw:layer="Wall_G" svg:x1="9.175cm" svg:y1="28.95cm" svg:x2="9.175cm" svg:y2="31.9cm">
              <text:p/>
            </draw:line>
            <draw:line draw:style-name="gr29" draw:text-style-name="P2" draw:layer="Wall_G" svg:x1="9.875cm" svg:y1="28.95cm" svg:x2="9.875cm" svg:y2="31.9cm">
              <text:p/>
            </draw:line>
            <draw:line draw:style-name="gr29" draw:text-style-name="P2" draw:layer="Wall_G" svg:x1="10.575cm" svg:y1="28.95cm" svg:x2="10.575cm" svg:y2="31.9cm">
              <text:p/>
            </draw:line>
          </draw:g>
        </draw:g>
        <draw:line draw:style-name="gr7" draw:text-style-name="P2" draw:layer="Wall_G" svg:x1="12.8cm" svg:y1="31.9cm" svg:x2="12.8cm" svg:y2="26cm">
          <text:p/>
        </draw:line>
        <draw:line draw:style-name="gr7" draw:text-style-name="P2" draw:layer="Wall_G" svg:x1="18.3cm" svg:y1="31.901cm" svg:x2="18.3cm" svg:y2="26.001cm">
          <text:p/>
        </draw:line>
        <draw:line draw:style-name="gr7" draw:text-style-name="P2" draw:layer="Wall_G" svg:x1="23.95cm" svg:y1="31.901cm" svg:x2="23.95cm" svg:y2="26.001cm">
          <text:p/>
        </draw:line>
        <draw:line draw:style-name="gr7" draw:text-style-name="P2" draw:layer="Wall_G" svg:x1="33.1cm" svg:y1="31.901cm" svg:x2="33.1cm" svg:y2="26.001cm">
          <text:p/>
        </draw:line>
        <draw:line draw:style-name="gr7" draw:text-style-name="P2" draw:layer="Wall_G" svg:x1="40.05cm" svg:y1="31.901cm" svg:x2="40.05cm" svg:y2="26.001cm">
          <text:p/>
        </draw:line>
        <draw:line draw:style-name="gr7" draw:text-style-name="P2" draw:layer="Wall_G" svg:x1="51.25cm" svg:y1="31.901cm" svg:x2="51.25cm" svg:y2="26.001cm">
          <text:p/>
        </draw:line>
        <draw:line draw:style-name="gr30" draw:text-style-name="P7" draw:layer="Wall_G" svg:x1="42.6cm" svg:y1="28.95cm" svg:x2="48.5cm" svg:y2="28.95cm">
          <text:p/>
        </draw:line>
        <draw:g>
          <draw:g>
            <draw:line draw:style-name="gr31" draw:text-style-name="P7" draw:layer="Wall_G" svg:x1="42.725cm" svg:y1="26cm" svg:x2="42.725cm" svg:y2="28.95cm">
              <text:p/>
            </draw:line>
            <draw:line draw:style-name="gr32" draw:text-style-name="P7" draw:layer="Wall_G" svg:x1="43.425cm" svg:y1="26cm" svg:x2="43.425cm" svg:y2="28.95cm">
              <text:p/>
            </draw:line>
            <draw:line draw:style-name="gr33" draw:text-style-name="P7" draw:layer="Wall_G" svg:x1="44.125cm" svg:y1="26cm" svg:x2="44.125cm" svg:y2="28.95cm">
              <text:p/>
            </draw:line>
            <draw:line draw:style-name="gr34" draw:text-style-name="P7" draw:layer="Wall_G" svg:x1="44.825cm" svg:y1="26cm" svg:x2="44.825cm" svg:y2="28.95cm">
              <text:p/>
            </draw:line>
            <draw:line draw:style-name="gr35" draw:text-style-name="P7" draw:layer="Wall_G" svg:x1="45.525cm" svg:y1="26cm" svg:x2="45.525cm" svg:y2="28.95cm">
              <text:p/>
            </draw:line>
            <draw:line draw:style-name="gr36" draw:text-style-name="P7" draw:layer="Wall_G" svg:x1="46.225cm" svg:y1="26cm" svg:x2="46.225cm" svg:y2="28.95cm">
              <text:p/>
            </draw:line>
            <draw:line draw:style-name="gr37" draw:text-style-name="P7" draw:layer="Wall_G" svg:x1="46.925cm" svg:y1="26cm" svg:x2="46.925cm" svg:y2="28.95cm">
              <text:p/>
            </draw:line>
            <draw:line draw:style-name="gr38" draw:text-style-name="P7" draw:layer="Wall_G" svg:x1="47.625cm" svg:y1="26cm" svg:x2="47.625cm" svg:y2="28.95cm">
              <text:p/>
            </draw:line>
            <draw:line draw:style-name="gr39" draw:text-style-name="P7" draw:layer="Wall_G" svg:x1="48.325cm" svg:y1="26cm" svg:x2="48.325cm" svg:y2="28.95cm">
              <text:p/>
            </draw:line>
          </draw:g>
          <draw:g>
            <draw:line draw:style-name="gr40" draw:text-style-name="P7" draw:layer="Wall_G" svg:x1="42.725cm" svg:y1="28.95cm" svg:x2="42.725cm" svg:y2="31.9cm">
              <text:p/>
            </draw:line>
            <draw:line draw:style-name="gr41" draw:text-style-name="P7" draw:layer="Wall_G" svg:x1="43.425cm" svg:y1="28.95cm" svg:x2="43.425cm" svg:y2="31.9cm">
              <text:p/>
            </draw:line>
            <draw:line draw:style-name="gr42" draw:text-style-name="P7" draw:layer="Wall_G" svg:x1="44.125cm" svg:y1="28.95cm" svg:x2="44.125cm" svg:y2="31.9cm">
              <text:p/>
            </draw:line>
            <draw:line draw:style-name="gr43" draw:text-style-name="P7" draw:layer="Wall_G" svg:x1="44.825cm" svg:y1="28.95cm" svg:x2="44.825cm" svg:y2="31.9cm">
              <text:p/>
            </draw:line>
            <draw:line draw:style-name="gr44" draw:text-style-name="P7" draw:layer="Wall_G" svg:x1="45.525cm" svg:y1="28.95cm" svg:x2="45.525cm" svg:y2="31.9cm">
              <text:p/>
            </draw:line>
            <draw:line draw:style-name="gr45" draw:text-style-name="P7" draw:layer="Wall_G" svg:x1="46.225cm" svg:y1="28.95cm" svg:x2="46.225cm" svg:y2="31.9cm">
              <text:p/>
            </draw:line>
            <draw:line draw:style-name="gr46" draw:text-style-name="P7" draw:layer="Wall_G" svg:x1="46.925cm" svg:y1="28.95cm" svg:x2="46.925cm" svg:y2="31.9cm">
              <text:p/>
            </draw:line>
            <draw:line draw:style-name="gr47" draw:text-style-name="P7" draw:layer="Wall_G" svg:x1="47.625cm" svg:y1="28.95cm" svg:x2="47.625cm" svg:y2="31.9cm">
              <text:p/>
            </draw:line>
            <draw:line draw:style-name="gr48" draw:text-style-name="P7" draw:layer="Wall_G" svg:x1="48.325cm" svg:y1="28.95cm" svg:x2="48.325cm" svg:y2="31.9cm">
              <text:p/>
            </draw:line>
          </draw:g>
        </draw:g>
        <draw:line draw:style-name="gr49" draw:text-style-name="P7" draw:layer="Wall_G" svg:x1="60.35cm" svg:y1="23.05cm" svg:x2="60.35cm" svg:y2="26cm">
          <text:p/>
        </draw:line>
        <draw:line draw:style-name="gr50" draw:text-style-name="P7" draw:layer="Wall_G" svg:x1="61.05cm" svg:y1="23.05cm" svg:x2="61.05cm" svg:y2="26cm">
          <text:p/>
        </draw:line>
        <draw:line draw:style-name="gr51" draw:text-style-name="P7" draw:layer="Wall_G" svg:x1="61.75cm" svg:y1="23.05cm" svg:x2="61.75cm" svg:y2="26cm">
          <text:p/>
        </draw:line>
        <draw:line draw:style-name="gr52" draw:text-style-name="P7" draw:layer="Wall_G" svg:x1="62.45cm" svg:y1="23.05cm" svg:x2="62.45cm" svg:y2="26cm">
          <text:p/>
        </draw:line>
        <draw:line draw:style-name="gr53" draw:text-style-name="P7" draw:layer="Wall_G" svg:x1="63.15cm" svg:y1="23.05cm" svg:x2="63.15cm" svg:y2="26cm">
          <text:p/>
        </draw:line>
        <draw:g>
          <draw:custom-shape draw:style-name="gr18" draw:text-style-name="P6" draw:layer="FCU_G" svg:width="1.6cm" svg:height="2.05cm" svg:x="44cm" svg:y="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G" svg:width="1.95cm" svg:height="2.65cm" svg:x="41.6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G" svg:width="6.5cm" svg:height="0.889cm" svg:x="39.1cm" svg:y="15.5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GA" svg:width="1.6cm" svg:height="2.05cm" svg:x="61.3cm" svg:y="27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GA" svg:width="1.95cm" svg:height="2.65cm" svg:x="58.95cm" svg:y="27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GA" svg:width="6.5cm" svg:height="0.889cm" svg:x="56.4cm" svg:y="28.33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5" svg:x1="2.126cm" svg:y1="31.85cm" svg:x2="2.126cm" svg:y2="2.1cm">
          <text:p/>
        </draw:line>
        <draw:line draw:style-name="gr24" draw:text-style-name="P2" draw:layer="Wall_5" svg:x1="51.7cm" svg:y1="2.1cm" svg:x2="2.126cm" svg:y2="2.1cm">
          <text:p/>
        </draw:line>
        <draw:line draw:style-name="gr24" draw:text-style-name="P2" draw:layer="Wall_5" svg:x1="56.65cm" svg:y1="31.85cm" svg:x2="51.7cm" svg:y2="2.1cm">
          <text:p/>
        </draw:line>
        <draw:line draw:style-name="gr24" draw:text-style-name="P2" draw:layer="Wall_5" svg:x1="56.649cm" svg:y1="31.85cm" svg:x2="2.125cm" svg:y2="31.85cm">
          <text:p/>
        </draw:line>
        <draw:line draw:style-name="gr24" draw:text-style-name="P2" draw:layer="Wall_5" svg:x1="55.65cm" svg:y1="25.95cm" svg:x2="6.85cm" svg:y2="25.95cm">
          <text:p/>
        </draw:line>
        <draw:line draw:style-name="gr24" draw:text-style-name="P2" draw:layer="Wall_5" svg:x1="6.85cm" svg:y1="25.95cm" svg:x2="6.85cm" svg:y2="31.85cm">
          <text:p/>
        </draw:line>
        <draw:line draw:style-name="gr24" draw:text-style-name="P2" draw:layer="Wall_5" svg:x1="18.1cm" svg:y1="25.95cm" svg:x2="18.1cm" svg:y2="31.85cm">
          <text:p/>
        </draw:line>
        <draw:line draw:style-name="gr24" draw:text-style-name="P2" draw:layer="Wall_5" svg:x1="25.7cm" svg:y1="25.95cm" svg:x2="25.7cm" svg:y2="31.85cm">
          <text:p/>
        </draw:line>
        <draw:line draw:style-name="gr24" draw:text-style-name="P2" draw:layer="Wall_5" svg:x1="33.15cm" svg:y1="25.95cm" svg:x2="33.15cm" svg:y2="31.85cm">
          <text:p/>
        </draw:line>
        <draw:line draw:style-name="gr24" draw:text-style-name="P2" draw:layer="Wall_5" svg:x1="36.9cm" svg:y1="25.95cm" svg:x2="36.9cm" svg:y2="31.85cm">
          <text:p/>
        </draw:line>
        <draw:line draw:style-name="gr24" draw:text-style-name="P2" draw:layer="Wall_5" svg:x1="42.55cm" svg:y1="25.95cm" svg:x2="42.55cm" svg:y2="31.85cm">
          <text:p/>
        </draw:line>
        <draw:line draw:style-name="gr7" draw:text-style-name="P2" draw:layer="Wall_5" svg:x1="45.25cm" svg:y1="28.9cm" svg:x2="51.15cm" svg:y2="28.9cm">
          <text:p/>
        </draw:line>
        <draw:line draw:style-name="gr7" draw:text-style-name="P2" draw:layer="Wall_5" svg:x1="9.6cm" svg:y1="28.9cm" svg:x2="15.5cm" svg:y2="28.9cm">
          <text:p/>
        </draw:line>
        <draw:line draw:style-name="gr24" draw:text-style-name="P2" draw:layer="Wall_5" svg:x1="2.126cm" svg:y1="22.6cm" svg:x2="6.85cm" svg:y2="22.6cm">
          <text:p/>
        </draw:line>
        <draw:line draw:style-name="gr24" draw:text-style-name="P2" draw:layer="Wall_5" svg:x1="27.7cm" svg:y1="2.1cm" svg:x2="27.7cm" svg:y2="21.2cm">
          <text:p/>
        </draw:line>
        <draw:line draw:style-name="gr24" draw:text-style-name="P2" draw:layer="Wall_5" svg:x1="9.201cm" svg:y1="21.203cm" svg:x2="7.348cm" svg:y2="19.35cm">
          <text:p/>
        </draw:line>
        <draw:line draw:style-name="gr24" draw:text-style-name="P2" draw:layer="Wall_5" svg:x1="21.5cm" svg:y1="21.2cm" svg:x2="11.4cm" svg:y2="21.2cm">
          <text:p/>
        </draw:line>
        <draw:line draw:style-name="gr24" draw:text-style-name="P2" draw:layer="Wall_5" svg:x1="9.2cm" svg:y1="21.2cm" svg:x2="6.85cm" svg:y2="21.2cm">
          <text:p/>
        </draw:line>
        <draw:line draw:style-name="gr24" draw:text-style-name="P2" draw:layer="Wall_5" svg:x1="31.65cm" svg:y1="21.2cm" svg:x2="23.7cm" svg:y2="21.2cm">
          <text:p/>
        </draw:line>
        <draw:line draw:style-name="gr24" draw:text-style-name="P2" draw:layer="Wall_5" svg:x1="23.698cm" svg:y1="21.203cm" svg:x2="25.551cm" svg:y2="19.35cm">
          <text:p/>
        </draw:line>
        <draw:line draw:style-name="gr24" draw:text-style-name="P2" draw:layer="Wall_5" svg:x1="31.653cm" svg:y1="21.203cm" svg:x2="29.8cm" svg:y2="19.35cm">
          <text:p/>
        </draw:line>
        <draw:line draw:style-name="gr24" draw:text-style-name="P2" draw:layer="Wall_5" svg:x1="48.7cm" svg:y1="21.2cm" svg:x2="33.9cm" svg:y2="21.2cm">
          <text:p/>
        </draw:line>
        <draw:line draw:style-name="gr24" draw:text-style-name="P2" draw:layer="Wall_5" svg:x1="54.85cm" svg:y1="21.2cm" svg:x2="51.198cm" svg:y2="21.2cm">
          <text:p/>
        </draw:line>
        <draw:line draw:style-name="gr24" draw:text-style-name="P2" draw:layer="Wall_5" svg:x1="51.196cm" svg:y1="21.203cm" svg:x2="53.049cm" svg:y2="19.35cm">
          <text:p/>
        </draw:line>
        <draw:line draw:style-name="gr24" draw:text-style-name="P2" draw:layer="Wall_5" svg:x1="6.85cm" svg:y1="21.2cm" svg:x2="6.85cm" svg:y2="22.6cm">
          <text:p/>
        </draw:line>
        <draw:line draw:style-name="gr54" draw:text-style-name="P2" draw:layer="Wall_5" svg:x1="6.85cm" svg:y1="22.6cm" svg:x2="6.85cm" svg:y2="25.95cm">
          <text:p/>
        </draw:line>
        <draw:g>
          <draw:g>
            <draw:g>
              <draw:line draw:style-name="gr8" draw:text-style-name="P2" draw:layer="Detail_5" svg:x1="45.4cm" svg:y1="25.95cm" svg:x2="45.4cm" svg:y2="28.9cm">
                <text:p/>
              </draw:line>
              <draw:line draw:style-name="gr8" draw:text-style-name="P2" draw:layer="Detail_5" svg:x1="46.1cm" svg:y1="25.95cm" svg:x2="46.1cm" svg:y2="28.9cm">
                <text:p/>
              </draw:line>
              <draw:line draw:style-name="gr8" draw:text-style-name="P2" draw:layer="Detail_5" svg:x1="46.8cm" svg:y1="25.95cm" svg:x2="46.8cm" svg:y2="28.9cm">
                <text:p/>
              </draw:line>
              <draw:line draw:style-name="gr8" draw:text-style-name="P2" draw:layer="Detail_5" svg:x1="47.5cm" svg:y1="25.95cm" svg:x2="47.5cm" svg:y2="28.9cm">
                <text:p/>
              </draw:line>
              <draw:line draw:style-name="gr8" draw:text-style-name="P2" draw:layer="Detail_5" svg:x1="48.2cm" svg:y1="25.95cm" svg:x2="48.2cm" svg:y2="28.9cm">
                <text:p/>
              </draw:line>
              <draw:line draw:style-name="gr8" draw:text-style-name="P2" draw:layer="Detail_5" svg:x1="48.9cm" svg:y1="25.95cm" svg:x2="48.9cm" svg:y2="28.9cm">
                <text:p/>
              </draw:line>
              <draw:line draw:style-name="gr8" draw:text-style-name="P2" draw:layer="Detail_5" svg:x1="49.6cm" svg:y1="25.95cm" svg:x2="49.6cm" svg:y2="28.9cm">
                <text:p/>
              </draw:line>
              <draw:line draw:style-name="gr8" draw:text-style-name="P2" draw:layer="Detail_5" svg:x1="50.3cm" svg:y1="25.95cm" svg:x2="50.3cm" svg:y2="28.9cm">
                <text:p/>
              </draw:line>
              <draw:line draw:style-name="gr8" draw:text-style-name="P2" draw:layer="Detail_5" svg:x1="51cm" svg:y1="25.95cm" svg:x2="51cm" svg:y2="28.9cm">
                <text:p/>
              </draw:line>
            </draw:g>
            <draw:g>
              <draw:line draw:style-name="gr8" draw:text-style-name="P2" draw:layer="Detail_5" svg:x1="45.4cm" svg:y1="28.9cm" svg:x2="45.4cm" svg:y2="31.85cm">
                <text:p/>
              </draw:line>
              <draw:line draw:style-name="gr8" draw:text-style-name="P2" draw:layer="Detail_5" svg:x1="46.1cm" svg:y1="28.9cm" svg:x2="46.1cm" svg:y2="31.85cm">
                <text:p/>
              </draw:line>
              <draw:line draw:style-name="gr8" draw:text-style-name="P2" draw:layer="Detail_5" svg:x1="46.8cm" svg:y1="28.9cm" svg:x2="46.8cm" svg:y2="31.85cm">
                <text:p/>
              </draw:line>
              <draw:line draw:style-name="gr8" draw:text-style-name="P2" draw:layer="Detail_5" svg:x1="47.5cm" svg:y1="28.9cm" svg:x2="47.5cm" svg:y2="31.85cm">
                <text:p/>
              </draw:line>
              <draw:line draw:style-name="gr8" draw:text-style-name="P2" draw:layer="Detail_5" svg:x1="48.2cm" svg:y1="28.9cm" svg:x2="48.2cm" svg:y2="31.85cm">
                <text:p/>
              </draw:line>
              <draw:line draw:style-name="gr8" draw:text-style-name="P2" draw:layer="Detail_5" svg:x1="48.9cm" svg:y1="28.9cm" svg:x2="48.9cm" svg:y2="31.85cm">
                <text:p/>
              </draw:line>
              <draw:line draw:style-name="gr8" draw:text-style-name="P2" draw:layer="Detail_5" svg:x1="49.6cm" svg:y1="28.9cm" svg:x2="49.6cm" svg:y2="31.85cm">
                <text:p/>
              </draw:line>
              <draw:line draw:style-name="gr8" draw:text-style-name="P2" draw:layer="Detail_5" svg:x1="50.3cm" svg:y1="28.9cm" svg:x2="50.3cm" svg:y2="31.85cm">
                <text:p/>
              </draw:line>
              <draw:line draw:style-name="gr8" draw:text-style-name="P2" draw:layer="Detail_5" svg:x1="51cm" svg:y1="28.9cm" svg:x2="51cm" svg:y2="31.85cm">
                <text:p/>
              </draw:line>
            </draw:g>
          </draw:g>
          <draw:g>
            <draw:g>
              <draw:line draw:style-name="gr8" draw:text-style-name="P2" draw:layer="Detail_5" svg:x1="9.75cm" svg:y1="25.95cm" svg:x2="9.75cm" svg:y2="28.9cm">
                <text:p/>
              </draw:line>
              <draw:line draw:style-name="gr8" draw:text-style-name="P2" draw:layer="Detail_5" svg:x1="10.45cm" svg:y1="25.95cm" svg:x2="10.45cm" svg:y2="28.9cm">
                <text:p/>
              </draw:line>
              <draw:line draw:style-name="gr8" draw:text-style-name="P2" draw:layer="Detail_5" svg:x1="11.15cm" svg:y1="25.95cm" svg:x2="11.15cm" svg:y2="28.9cm">
                <text:p/>
              </draw:line>
              <draw:line draw:style-name="gr8" draw:text-style-name="P2" draw:layer="Detail_5" svg:x1="11.85cm" svg:y1="25.95cm" svg:x2="11.85cm" svg:y2="28.9cm">
                <text:p/>
              </draw:line>
              <draw:line draw:style-name="gr8" draw:text-style-name="P2" draw:layer="Detail_5" svg:x1="12.55cm" svg:y1="25.95cm" svg:x2="12.55cm" svg:y2="28.9cm">
                <text:p/>
              </draw:line>
              <draw:line draw:style-name="gr8" draw:text-style-name="P2" draw:layer="Detail_5" svg:x1="13.25cm" svg:y1="25.95cm" svg:x2="13.25cm" svg:y2="28.9cm">
                <text:p/>
              </draw:line>
              <draw:line draw:style-name="gr8" draw:text-style-name="P2" draw:layer="Detail_5" svg:x1="13.95cm" svg:y1="25.95cm" svg:x2="13.95cm" svg:y2="28.9cm">
                <text:p/>
              </draw:line>
              <draw:line draw:style-name="gr8" draw:text-style-name="P2" draw:layer="Detail_5" svg:x1="14.65cm" svg:y1="25.95cm" svg:x2="14.65cm" svg:y2="28.9cm">
                <text:p/>
              </draw:line>
              <draw:line draw:style-name="gr8" draw:text-style-name="P2" draw:layer="Detail_5" svg:x1="15.35cm" svg:y1="25.95cm" svg:x2="15.35cm" svg:y2="28.9cm">
                <text:p/>
              </draw:line>
            </draw:g>
            <draw:g>
              <draw:line draw:style-name="gr8" draw:text-style-name="P2" draw:layer="Detail_5" svg:x1="9.75cm" svg:y1="28.9cm" svg:x2="9.75cm" svg:y2="31.85cm">
                <text:p/>
              </draw:line>
              <draw:line draw:style-name="gr8" draw:text-style-name="P2" draw:layer="Detail_5" svg:x1="10.45cm" svg:y1="28.9cm" svg:x2="10.45cm" svg:y2="31.85cm">
                <text:p/>
              </draw:line>
              <draw:line draw:style-name="gr8" draw:text-style-name="P2" draw:layer="Detail_5" svg:x1="11.15cm" svg:y1="28.9cm" svg:x2="11.15cm" svg:y2="31.85cm">
                <text:p/>
              </draw:line>
              <draw:line draw:style-name="gr8" draw:text-style-name="P2" draw:layer="Detail_5" svg:x1="11.85cm" svg:y1="28.9cm" svg:x2="11.85cm" svg:y2="31.85cm">
                <text:p/>
              </draw:line>
              <draw:line draw:style-name="gr8" draw:text-style-name="P2" draw:layer="Detail_5" svg:x1="12.55cm" svg:y1="28.9cm" svg:x2="12.55cm" svg:y2="31.85cm">
                <text:p/>
              </draw:line>
              <draw:line draw:style-name="gr8" draw:text-style-name="P2" draw:layer="Detail_5" svg:x1="13.25cm" svg:y1="28.9cm" svg:x2="13.25cm" svg:y2="31.85cm">
                <text:p/>
              </draw:line>
              <draw:line draw:style-name="gr8" draw:text-style-name="P2" draw:layer="Detail_5" svg:x1="13.95cm" svg:y1="28.9cm" svg:x2="13.95cm" svg:y2="31.85cm">
                <text:p/>
              </draw:line>
              <draw:line draw:style-name="gr8" draw:text-style-name="P2" draw:layer="Detail_5" svg:x1="14.65cm" svg:y1="28.9cm" svg:x2="14.65cm" svg:y2="31.85cm">
                <text:p/>
              </draw:line>
              <draw:line draw:style-name="gr8" draw:text-style-name="P2" draw:layer="Detail_5" svg:x1="15.35cm" svg:y1="28.9cm" svg:x2="15.35cm" svg:y2="31.85cm">
                <text:p/>
              </draw:line>
            </draw:g>
          </draw:g>
        </draw:g>
        <draw:g>
          <draw:custom-shape draw:style-name="gr15" draw:text-style-name="P5" draw:layer="Detail_5" svg:width="1.6cm" svg:height="2.05cm" svg:x="46.95cm" svg:y="22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Detail_5" svg:width="1.95cm" svg:height="2.65cm" svg:x="44.6cm" svg:y="21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Detail_5" svg:width="6.5cm" svg:height="0.889cm" svg:x="42.05cm" svg:y="22.63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FCU_5" svg:width="1.6cm" svg:height="2.05cm" svg:x="44.8cm" svg:y="22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5" svg:width="1.95cm" svg:height="2.65cm" svg:x="42.45cm" svg:y="22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5" svg:width="6.5cm" svg:height="0.889cm" svg:x="39.9cm" svg:y="23.08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FCU_5" svg:width="1.6cm" svg:height="2.05cm" draw:transform="rotate (-1.5707963267949) translate (12.35cm 11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FCU_5" svg:width="1.95cm" svg:height="2.65cm" draw:transform="rotate (-1.5707963267949) translate (12.65cm 13.1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FCU_5" svg:width="6.5cm" svg:height="0.889cm" draw:transform="rotate (-1.5707963267949) translate (11.769cm 11.1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5" svg:width="1.6cm" svg:height="2.05cm" draw:transform="rotate (-1.5707963267949) translate (19.8cm 8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5" svg:width="1.95cm" svg:height="2.65cm" draw:transform="rotate (-1.5707963267949) translate (20.1cm 10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5" svg:width="6.5cm" svg:height="0.889cm" draw:transform="rotate (-1.5707963267949) translate (19.219cm 8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5" svg:width="1.6cm" svg:height="2.05cm" draw:transform="rotate (-1.5707963267949) translate (47.85cm 11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5" svg:width="1.95cm" svg:height="2.65cm" draw:transform="rotate (-1.5707963267949) translate (48.15cm 13.6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5" svg:width="6.5cm" svg:height="0.889cm" draw:transform="rotate (-1.5707963267949) translate (47.269cm 11.6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5" draw:text-style-name="P5" draw:layer="Wall_9" svg:width="1.6cm" svg:height="2.05cm" svg:x="42.86cm" svg:y="1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6" draw:text-style-name="P5" draw:layer="Wall_9" svg:width="1.95cm" svg:height="2.65cm" svg:x="40.51cm" svg:y="18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7" draw:text-style-name="P5" draw:layer="Wall_9" svg:width="6.5cm" svg:height="0.889cm" svg:x="37.96cm" svg:y="19.581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24" draw:text-style-name="P2" draw:layer="Wall_9" svg:x1="2.1cm" svg:y1="22.65cm" svg:x2="6.824cm" svg:y2="22.65cm">
          <text:p/>
        </draw:line>
        <draw:line draw:style-name="gr24" draw:text-style-name="P2" draw:layer="Wall_9" svg:x1="27.674cm" svg:y1="2.15cm" svg:x2="27.674cm" svg:y2="21.25cm">
          <text:p/>
        </draw:line>
        <draw:line draw:style-name="gr24" draw:text-style-name="P2" draw:layer="Wall_9" svg:x1="9.175cm" svg:y1="21.253cm" svg:x2="7.322cm" svg:y2="19.4cm">
          <text:p/>
        </draw:line>
        <draw:line draw:style-name="gr24" draw:text-style-name="P2" draw:layer="Wall_9" svg:x1="21.474cm" svg:y1="21.25cm" svg:x2="11.374cm" svg:y2="21.25cm">
          <text:p/>
        </draw:line>
        <draw:line draw:style-name="gr24" draw:text-style-name="P2" draw:layer="Wall_9" svg:x1="9.174cm" svg:y1="21.25cm" svg:x2="6.824cm" svg:y2="21.25cm">
          <text:p/>
        </draw:line>
        <draw:line draw:style-name="gr24" draw:text-style-name="P2" draw:layer="Wall_9" svg:x1="31.624cm" svg:y1="21.25cm" svg:x2="23.674cm" svg:y2="21.25cm">
          <text:p/>
        </draw:line>
        <draw:line draw:style-name="gr24" draw:text-style-name="P2" draw:layer="Wall_9" svg:x1="23.672cm" svg:y1="21.253cm" svg:x2="25.525cm" svg:y2="19.4cm">
          <text:p/>
        </draw:line>
        <draw:line draw:style-name="gr24" draw:text-style-name="P2" draw:layer="Wall_9" svg:x1="31.627cm" svg:y1="21.253cm" svg:x2="29.774cm" svg:y2="19.4cm">
          <text:p/>
        </draw:line>
        <draw:line draw:style-name="gr24" draw:text-style-name="P2" draw:layer="Wall_9" svg:x1="48.674cm" svg:y1="21.25cm" svg:x2="33.874cm" svg:y2="21.25cm">
          <text:p/>
        </draw:line>
        <draw:line draw:style-name="gr24" draw:text-style-name="P2" draw:layer="Wall_9" svg:x1="54.824cm" svg:y1="21.25cm" svg:x2="51.172cm" svg:y2="21.25cm">
          <text:p/>
        </draw:line>
        <draw:line draw:style-name="gr24" draw:text-style-name="P2" draw:layer="Wall_9" svg:x1="51.17cm" svg:y1="21.253cm" svg:x2="53.023cm" svg:y2="19.4cm">
          <text:p/>
        </draw:line>
        <draw:line draw:style-name="gr24" draw:text-style-name="P2" draw:layer="Wall_9" svg:x1="6.824cm" svg:y1="21.25cm" svg:x2="6.824cm" svg:y2="22.65cm">
          <text:p/>
        </draw:line>
        <draw:g>
          <draw:custom-shape draw:style-name="gr55" draw:text-style-name="P8" draw:layer="FCU_9" svg:width="1.6cm" svg:height="2.05cm" draw:transform="rotate (-1.5707963267949) translate (9.9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6" draw:text-style-name="P8" draw:layer="FCU_9" svg:width="1.95cm" svg:height="2.65cm" draw:transform="rotate (-1.5707963267949) translate (10.2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9" svg:width="6.5cm" svg:height="0.889cm" draw:transform="rotate (-1.5707963267949) translate (9.36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8" draw:text-style-name="P6" draw:layer="FCU_9" svg:width="1.6cm" svg:height="2.05cm" draw:transform="rotate (-1.5707963267949) translate (23.7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9" draw:text-style-name="P6" draw:layer="FCU_9" svg:width="1.95cm" svg:height="2.65cm" draw:transform="rotate (-1.5707963267949) translate (24.05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0" draw:text-style-name="P6" draw:layer="FCU_9" svg:width="6.5cm" svg:height="0.889cm" draw:transform="rotate (-1.5707963267949) translate (23.16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2" draw:text-style-name="P4" draw:layer="FCU_9" svg:width="1.6cm" svg:height="2.05cm" draw:transform="rotate (-1.5707963267949) translate (34.5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3" draw:text-style-name="P4" draw:layer="FCU_9" svg:width="1.95cm" svg:height="2.65cm" draw:transform="rotate (-1.5707963267949) translate (34.8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4" draw:text-style-name="P4" draw:layer="FCU_9" svg:width="6.5cm" svg:height="0.889cm" draw:transform="rotate (-1.5707963267949) translate (33.91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9" draw:text-style-name="P3" draw:layer="FCU_9" svg:width="1.6cm" svg:height="2.05cm" draw:transform="rotate (-1.5707963267949) translate (49.1cm 11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0" draw:text-style-name="P3" draw:layer="FCU_9" svg:width="1.95cm" svg:height="2.65cm" draw:transform="rotate (-1.5707963267949) translate (49.4cm 13.5cm)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1" draw:text-style-name="P3" draw:layer="FCU_9" svg:width="6.5cm" svg:height="0.889cm" draw:transform="rotate (-1.5707963267949) translate (48.519cm 11.5cm)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55" draw:text-style-name="P8" draw:layer="FCU_9" svg:width="1.6cm" svg:height="2.05cm" svg:x="42.95cm" svg:y="18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6" draw:text-style-name="P8" draw:layer="FCU_9" svg:width="1.95cm" svg:height="2.65cm" svg:x="40.6cm" svg:y="18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8" draw:layer="FCU_9" svg:width="6.5cm" svg:height="0.889cm" svg:x="38.05cm" svg:y="19.231cm">
            <text:p/>
            <draw:enhanced-geometry svg:viewBox="0 0 21600 21600" draw:mirror-horizont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MG_L2"/>
      <draw:layer draw:name="Wall_2"/>
      <draw:layer draw:name="Detail_2"/>
      <draw:layer draw:name="FCU_2"/>
      <draw:layer draw:name="IMG_L3"/>
      <draw:layer draw:name="Wall_3"/>
      <draw:layer draw:name="Detail_3"/>
      <draw:layer draw:name="FCU_3"/>
      <draw:layer draw:name="IMG_L4"/>
      <draw:layer draw:name="Wall_4"/>
      <draw:layer draw:name="Detail_4"/>
      <draw:layer draw:name="FCU_4"/>
      <draw:layer draw:name="IMG_L6"/>
      <draw:layer draw:name="Wall_6"/>
      <draw:layer draw:name="Detail_6"/>
      <draw:layer draw:name="FCU_6"/>
      <draw:layer draw:name="IMG_L7"/>
      <draw:layer draw:name="Wall_7"/>
      <draw:layer draw:name="Detail_7"/>
      <draw:layer draw:name="FCU_7"/>
      <draw:layer draw:name="IMG_L8"/>
      <draw:layer draw:name="Wall_8"/>
      <draw:layer draw:name="Detail_8"/>
      <draw:layer draw:name="FCU_8"/>
      <draw:layer draw:name="IMG_L9"/>
      <draw:layer draw:name="Wall_9"/>
      <draw:layer draw:name="Detail_9"/>
      <draw:layer draw:name="FCU_9"/>
      <draw:layer draw:name="IMG_G"/>
      <draw:layer draw:name="Wall_G"/>
      <draw:layer draw:name="Detail_G"/>
      <draw:layer draw:name="FCU_G"/>
      <draw:layer draw:name="FCU_GA"/>
      <draw:layer draw:name="IMG_1"/>
      <draw:layer draw:name="Wall_1"/>
      <draw:layer draw:name="Detail_1"/>
      <draw:layer draw:name="FCU_1"/>
      <draw:layer draw:name="IMG_L5"/>
      <draw:layer draw:name="Wall_5"/>
      <draw:layer draw:name="Detail_5"/>
      <draw:layer draw:name="FCU_5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12:37:28.322000000</meta:creation-date>
    <dc:date>2017-02-07T14:12:47.853000000</dc:date>
    <meta:editing-duration>PT4H40M49S</meta:editing-duration>
    <meta:editing-cycles>70</meta:editing-cycles>
    <meta:generator>LibreOffice/5.2.3.3$Windows_x86 LibreOffice_project/d54a8868f08a7b39642414cf2c8ef2f228f780cf</meta:generator>
    <meta:document-statistic meta:object-count="782"/>
  </office:meta>
</office:document-meta>
</file>